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Display" svg:font-family="'Aptos Display'" style:font-family-generic="swiss" style:font-pitch="variable"/>
    <style:font-face style:name="Aptos Mono" svg:font-family="'Aptos Mono'" style:font-family-generic="roman" style:font-pitch="variable"/>
    <style:font-face style:name="Aptos Mono1" svg:font-family="'Aptos Mono'"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nsolas" svg:font-family="Consolas" style:font-family-generic="swiss" style:font-pitch="variable"/>
    <style:font-face style:name="Consolas1" svg:font-family="Consola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01cm" fo:margin-left="0.009cm" fo:margin-top="0cm" fo:margin-bottom="0cm" table:align="left" fo:background-color="#deeaf6" style:writing-mode="lr-tb">
        <style:background-image/>
      </style:table-properties>
    </style:style>
    <style:style style:name="Tabla1.A" style:family="table-column">
      <style:table-column-properties style:column-width="2.194cm"/>
    </style:style>
    <style:style style:name="Tabla1.B" style:family="table-column">
      <style:table-column-properties style:column-width="2.699cm"/>
    </style:style>
    <style:style style:name="Tabla1.C" style:family="table-column">
      <style:table-column-properties style:column-width="5.664cm"/>
    </style:style>
    <style:style style:name="Tabla1.D" style:family="table-column">
      <style:table-column-properties style:column-width="5.343cm"/>
    </style:style>
    <style:style style:name="Tabla1.1" style:family="table-row">
      <style:table-row-properties style:min-row-height="0.529cm" fo:keep-together="auto"/>
    </style:style>
    <style:style style:name="Tabla1.A1" style:family="table-cell">
      <style:table-cell-properties fo:background-color="#5b9bd5" fo:padding-left="0.191cm" fo:padding-right="0.191cm" fo:padding-top="0cm" fo:padding-bottom="0cm" fo:border="0.5pt solid #ffffff" style:writing-mode="lr-tb">
        <style:background-image/>
      </style:table-cell-properties>
    </style:style>
    <style:style style:name="Tabla1.B1" style:family="table-cell">
      <style:table-cell-properties fo:background-color="#5b9bd5"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a1.A2" style:family="table-cell">
      <style:table-cell-properties fo:background-color="#5b9bd5"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1.B2" style:family="table-cell">
      <style:table-cell-properties fo:background-color="#deeaf6" fo:padding-left="0.191cm" fo:padding-right="0.191cm" fo:padding-top="0cm" fo:padding-bottom="0cm" fo:border="0.5pt solid #ffffff" style:writing-mode="lr-tb">
        <style:background-image/>
      </style:table-cell-properties>
    </style:style>
    <style:style style:name="Tabla2" style:family="table">
      <style:table-properties style:width="15.901cm" fo:margin-left="0.009cm" fo:margin-top="0cm" fo:margin-bottom="0cm" table:align="left" fo:background-color="#deeaf6" style:writing-mode="lr-tb">
        <style:background-image/>
      </style:table-properties>
    </style:style>
    <style:style style:name="Tabla2.A" style:family="table-column">
      <style:table-column-properties style:column-width="2.538cm"/>
    </style:style>
    <style:style style:name="Tabla2.B" style:family="table-column">
      <style:table-column-properties style:column-width="7.976cm"/>
    </style:style>
    <style:style style:name="Tabla2.C" style:family="table-column">
      <style:table-column-properties style:column-width="5.387cm"/>
    </style:style>
    <style:style style:name="Tabla2.1" style:family="table-row">
      <style:table-row-properties style:min-row-height="0.529cm" fo:keep-together="auto"/>
    </style:style>
    <style:style style:name="Tabla2.A1" style:family="table-cell">
      <style:table-cell-properties fo:background-color="#5b9bd5" fo:padding-left="0.191cm" fo:padding-right="0.191cm" fo:padding-top="0cm" fo:padding-bottom="0cm" fo:border="0.5pt solid #ffffff" style:writing-mode="lr-tb">
        <style:background-image/>
      </style:table-cell-properties>
    </style:style>
    <style:style style:name="Tabla2.B1" style:family="table-cell">
      <style:table-cell-properties fo:background-color="#5b9bd5"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a2.A2" style:family="table-cell">
      <style:table-cell-properties fo:background-color="#5b9bd5"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2.B2" style:family="table-cell">
      <style:table-cell-properties fo:background-color="#deeaf6" fo:padding-left="0.191cm" fo:padding-right="0.191cm" fo:padding-top="0cm" fo:padding-bottom="0cm" fo:border="0.5pt solid #ffffff" style:writing-mode="lr-tb">
        <style:background-image/>
      </style:table-cell-properties>
    </style:style>
    <style:style style:name="Tabla3" style:family="table">
      <style:table-properties style:width="15.901cm" fo:margin-left="0.009cm" fo:margin-top="0cm" fo:margin-bottom="0cm" table:align="left" style:writing-mode="lr-tb"/>
    </style:style>
    <style:style style:name="Tabla3.A" style:family="table-column">
      <style:table-column-properties style:column-width="15.901cm"/>
    </style:style>
    <style:style style:name="Tabla3.1" style:family="table-row">
      <style:table-row-properties style:min-row-height="0.529cm" fo:keep-together="auto"/>
    </style:style>
    <style:style style:name="Tabla3.A1" style:family="table-cell">
      <style:table-cell-properties fo:background-color="#fae2d5" fo:padding-left="0.191cm" fo:padding-right="0.191cm" fo:padding-top="0cm" fo:padding-bottom="0cm" fo:border="0.5pt solid #000000" style:writing-mode="lr-tb">
        <style:background-image/>
      </style:table-cell-properties>
    </style:style>
    <style:style style:name="Tabla4" style:family="table">
      <style:table-properties style:width="15.901cm" fo:margin-left="0.009cm" fo:margin-top="0cm" fo:margin-bottom="0cm" table:align="left" style:writing-mode="lr-tb"/>
    </style:style>
    <style:style style:name="Tabla4.A" style:family="table-column">
      <style:table-column-properties style:column-width="15.901cm"/>
    </style:style>
    <style:style style:name="Tabla4.1" style:family="table-row">
      <style:table-row-properties style:min-row-height="0.529cm" fo:keep-together="auto"/>
    </style:style>
    <style:style style:name="Tabla4.A1" style:family="table-cell">
      <style:table-cell-properties fo:background-color="#fae2d5" fo:padding-left="0.191cm" fo:padding-right="0.191cm" fo:padding-top="0cm" fo:padding-bottom="0cm" fo:border="0.5pt solid #000000" style:writing-mode="lr-tb">
        <style:background-image/>
      </style:table-cell-properties>
    </style:style>
    <style:style style:name="Tabla5" style:family="table">
      <style:table-properties style:width="15.901cm" fo:margin-left="0.009cm" fo:margin-top="0cm" fo:margin-bottom="0cm" table:align="left" style:writing-mode="lr-tb"/>
    </style:style>
    <style:style style:name="Tabla5.A" style:family="table-column">
      <style:table-column-properties style:column-width="15.901cm"/>
    </style:style>
    <style:style style:name="Tabla5.1" style:family="table-row">
      <style:table-row-properties style:min-row-height="0.529cm" fo:keep-together="auto"/>
    </style:style>
    <style:style style:name="Tabla5.A1" style:family="table-cell">
      <style:table-cell-properties fo:background-color="#fae2d5" fo:padding-left="0.191cm" fo:padding-right="0.191cm" fo:padding-top="0cm" fo:padding-bottom="0cm" fo:border="0.5pt solid #000000" style:writing-mode="lr-tb">
        <style:background-image/>
      </style:table-cell-properties>
    </style:style>
    <style:style style:name="Tabla6" style:family="table">
      <style:table-properties style:width="16.088cm" fo:margin-left="0.009cm" fo:margin-top="0cm" fo:margin-bottom="0cm" table:align="left" fo:background-color="#deeaf6" style:writing-mode="lr-tb">
        <style:background-image/>
      </style:table-properties>
    </style:style>
    <style:style style:name="Tabla6.A" style:family="table-column">
      <style:table-column-properties style:column-width="2.997cm"/>
    </style:style>
    <style:style style:name="Tabla6.B" style:family="table-column">
      <style:table-column-properties style:column-width="2.995cm"/>
    </style:style>
    <style:style style:name="Tabla6.C" style:family="table-column">
      <style:table-column-properties style:column-width="10.097cm"/>
    </style:style>
    <style:style style:name="Tabla6.1" style:family="table-row">
      <style:table-row-properties style:min-row-height="0.556cm" fo:keep-together="auto"/>
    </style:style>
    <style:style style:name="Tabla6.A1" style:family="table-cell">
      <style:table-cell-properties fo:background-color="#5b9bd5" fo:padding-left="0.191cm" fo:padding-right="0.191cm" fo:padding-top="0cm" fo:padding-bottom="0cm" fo:border="0.5pt solid #ffffff" style:writing-mode="lr-tb">
        <style:background-image/>
      </style:table-cell-properties>
    </style:style>
    <style:style style:name="Tabla6.B1" style:family="table-cell">
      <style:table-cell-properties fo:background-color="#5b9bd5"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a6.2" style:family="table-row">
      <style:table-row-properties style:min-row-height="0.529cm" fo:keep-together="auto"/>
    </style:style>
    <style:style style:name="Tabla6.A2" style:family="table-cell">
      <style:table-cell-properties fo:background-color="#5b9bd5"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a6.B2" style:family="table-cell">
      <style:table-cell-properties fo:background-color="#deeaf6" fo:padding-left="0.191cm" fo:padding-right="0.191cm" fo:padding-top="0cm" fo:padding-bottom="0cm" fo:border="0.5pt solid #ffffff" style:writing-mode="lr-tb">
        <style:background-image/>
      </style:table-cell-properties>
    </style:style>
    <style:style style:name="P1" style:family="paragraph" style:parent-style-name="Heading_20_2">
      <style:paragraph-properties fo:margin-top="0.527cm" fo:margin-bottom="0.527cm" style:contextual-spacing="false"/>
    </style:style>
    <style:style style:name="P2" style:family="paragraph" style:parent-style-name="Standard">
      <style:paragraph-properties fo:margin-top="0.423cm" fo:margin-bottom="0.423cm" style:contextual-spacing="false"/>
    </style:style>
    <style:style style:name="P3" style:family="paragraph" style:parent-style-name="Heading_20_3">
      <style:paragraph-properties fo:margin-top="0.496cm" fo:margin-bottom="0.496cm" style:contextual-spacing="false"/>
    </style:style>
    <style:style style:name="P4" style:family="paragraph" style:parent-style-name="List_20_Paragraph" style:list-style-name="WWNum3">
      <style:paragraph-properties fo:margin-top="0.423cm" fo:margin-bottom="0cm" style:contextual-spacing="true"/>
    </style:style>
    <style:style style:name="P5" style:family="paragraph" style:parent-style-name="List_20_Paragraph" style:list-style-name="WWNum3">
      <style:paragraph-properties fo:margin-top="0cm" fo:margin-bottom="0.423cm" style:contextual-spacing="true"/>
    </style:style>
    <style:style style:name="P6" style:family="paragraph" style:parent-style-name="List_20_Paragraph" style:list-style-name="WWNum4">
      <style:paragraph-properties fo:margin-top="0.423cm" fo:margin-bottom="0cm" style:contextual-spacing="true"/>
    </style:style>
    <style:style style:name="P7" style:family="paragraph" style:parent-style-name="List_20_Paragraph" style:list-style-name="WWNum4">
      <style:paragraph-properties fo:margin-top="0cm" fo:margin-bottom="0.423cm" style:contextual-spacing="true"/>
    </style:style>
    <style:style style:name="P8" style:family="paragraph" style:parent-style-name="List_20_Paragraph" style:list-style-name="WWNum5">
      <style:paragraph-properties fo:margin-top="0.423cm" fo:margin-bottom="0cm" style:contextual-spacing="true"/>
    </style:style>
    <style:style style:name="P9" style:family="paragraph" style:parent-style-name="List_20_Paragraph" style:list-style-name="WWNum5">
      <style:paragraph-properties fo:margin-top="0cm" fo:margin-bottom="0cm" style:contextual-spacing="true"/>
    </style:style>
    <style:style style:name="P10" style:family="paragraph" style:parent-style-name="List_20_Paragraph" style:list-style-name="WWNum5">
      <style:paragraph-properties fo:margin-top="0cm" fo:margin-bottom="0.423cm" style:contextual-spacing="true"/>
    </style:style>
    <style:style style:name="P11" style:family="paragraph" style:parent-style-name="List_20_Paragraph" style:list-style-name="WWNum1">
      <style:paragraph-properties fo:margin-top="0.423cm" fo:margin-bottom="0.423cm" style:contextual-spacing="true"/>
    </style:style>
    <style:style style:name="P12" style:family="paragraph" style:parent-style-name="List_20_Paragraph" style:list-style-name="WWNum7">
      <style:paragraph-properties fo:margin-top="0.423cm" fo:margin-bottom="0cm" style:contextual-spacing="true"/>
    </style:style>
    <style:style style:name="P13" style:family="paragraph" style:parent-style-name="List_20_Paragraph" style:list-style-name="WWNum7">
      <style:paragraph-properties fo:margin-top="0cm" fo:margin-bottom="0cm" style:contextual-spacing="true"/>
    </style:style>
    <style:style style:name="P14" style:family="paragraph" style:parent-style-name="List_20_Paragraph" style:list-style-name="WWNum7">
      <style:paragraph-properties fo:margin-top="0cm" fo:margin-bottom="0.423cm" style:contextual-spacing="true"/>
    </style:style>
    <style:style style:name="P15" style:family="paragraph" style:parent-style-name="Standard">
      <style:paragraph-properties fo:margin-top="0cm" fo:margin-bottom="0cm" style:contextual-spacing="false" fo:line-height="100%" fo:text-align="start" style:justify-single-word="false" fo:orphans="2" fo:widows="2"/>
      <style:text-properties fo:color="#ffffff" loext:opacity="100%" fo:font-size="12pt" fo:language="es" fo:country="ES" style:letter-kerning="false" style:font-size-asian="12pt" style:language-asian="en" style:country-asian="US" style:font-size-complex="12pt" style:language-complex="ar" style:country-complex="SA">
        <loext:char-complex-color loext:theme-type="light1" loext:color-type="theme"/>
      </style:text-properties>
    </style:style>
    <style:style style:name="P16" style:family="paragraph" style:parent-style-name="Standard">
      <style:paragraph-properties fo:margin-top="0cm" fo:margin-bottom="0cm" style:contextual-spacing="false" fo:line-height="100%" fo:text-align="start" style:justify-single-word="false" fo:orphans="2" fo:widows="2"/>
      <style:text-properties fo:font-size="12pt" fo:language="es" fo:country="ES" style:letter-kerning="false" style:font-size-asian="12pt" style:language-asian="en" style:country-asian="US" style:font-size-complex="12pt" style:language-complex="ar" style:country-complex="SA"/>
    </style:style>
    <style:style style:name="P17" style:family="paragraph" style:parent-style-name="Standard">
      <style:paragraph-properties fo:margin-top="0cm" fo:margin-bottom="0cm" style:contextual-spacing="false" style:writing-mode="lr-tb"/>
    </style:style>
    <style:style style:name="P18" style:family="paragraph" style:parent-style-name="Heading_20_3">
      <style:paragraph-properties fo:margin-top="0.496cm" fo:margin-bottom="0.496cm" style:contextual-spacing="false" style:writing-mode="lr-tb"/>
    </style:style>
    <style:style style:name="P19" style:family="paragraph" style:parent-style-name="Standard">
      <style:paragraph-properties fo:margin-top="0.423cm" fo:margin-bottom="0.423cm" style:contextual-spacing="false" style:writing-mode="lr-tb"/>
    </style:style>
    <style:style style:name="P20" style:family="paragraph" style:parent-style-name="Standard">
      <style:paragraph-properties fo:margin-top="0cm" fo:margin-bottom="0cm" style:contextual-spacing="false" fo:line-height="100%" fo:text-align="start" style:justify-single-word="false" fo:orphans="2" fo:widows="2" style:writing-mode="lr-tb"/>
      <style:text-properties fo:color="#ffffff" loext:opacity="100%" fo:font-size="12pt" fo:language="es" fo:country="ES" style:letter-kerning="false" style:font-size-asian="12pt" style:language-asian="en" style:country-asian="US" style:font-size-complex="12pt" style:language-complex="ar" style:country-complex="SA">
        <loext:char-complex-color loext:theme-type="light1" loext:color-type="theme"/>
      </style:text-properties>
    </style:style>
    <style:style style:name="P21" style:family="paragraph" style:parent-style-name="Standard">
      <style:paragraph-properties fo:margin-top="0cm" fo:margin-bottom="0cm" style:contextual-spacing="false" fo:line-height="100%" fo:text-align="start" style:justify-single-word="false" fo:orphans="2" fo:widows="2" style:writing-mode="lr-tb"/>
      <style:text-properties fo:font-size="12pt" fo:language="es" fo:country="ES" style:letter-kerning="false" style:font-size-asian="12pt" style:language-asian="en" style:country-asian="US" style:font-size-complex="12pt" style:language-complex="ar" style:country-complex="SA"/>
    </style:style>
    <style:style style:name="P22" style:family="paragraph" style:parent-style-name="Heading_20_2">
      <style:paragraph-properties fo:margin-top="0cm" fo:margin-bottom="0.527cm" style:contextual-spacing="false" fo:break-before="page"/>
    </style:style>
    <style:style style:name="P23" style:family="paragraph" style:parent-style-name="Standard">
      <style:paragraph-properties fo:margin-top="0cm" fo:margin-bottom="0cm" style:contextual-spacing="false"/>
    </style:style>
    <style:style style:name="P24" style:family="paragraph" style:parent-style-name="Heading_20_2">
      <style:paragraph-properties fo:margin-left="0cm" fo:margin-right="0cm" fo:margin-top="0.282cm" fo:margin-bottom="0.141cm" style:contextual-spacing="false" fo:line-height="116%" fo:text-align="start" style:justify-single-word="false" text:number-lines="true" text:line-number="0" style:writing-mode="lr-tb"/>
    </style:style>
    <style:style style:name="P25" style:family="paragraph" style:parent-style-name="Heading_20_4">
      <style:paragraph-properties fo:margin-top="0.563cm" fo:margin-bottom="0.563cm" style:contextual-spacing="false"/>
    </style:style>
    <style:style style:name="P26" style:family="paragraph" style:parent-style-name="Standard">
      <style:paragraph-properties fo:margin-top="0cm" fo:margin-bottom="0cm" style:contextual-spacing="false"/>
      <style:text-properties style:font-name="Consolas" fo:font-size="12pt" fo:language="es" fo:country="ES" style:font-name-asian="Consolas1" style:font-size-asian="12pt" style:font-name-complex="Consolas1" style:font-size-complex="12pt"/>
    </style:style>
    <style:style style:name="P27" style:family="paragraph" style:parent-style-name="Standard">
      <style:paragraph-properties fo:margin-left="0cm" fo:margin-top="0.423cm" fo:margin-bottom="0.423cm" style:contextual-spacing="false" fo:line-height="100%" fo:text-align="start" style:justify-single-word="false" fo:orphans="2" fo:widows="2"/>
      <style:text-properties fo:font-size="12pt" fo:language="es" fo:country="ES" style:letter-kerning="false" style:font-size-asian="12pt" style:language-asian="en" style:country-asian="US" style:font-size-complex="12pt" style:language-complex="ar" style:country-complex="SA"/>
    </style:style>
    <style:style style:name="P28" style:family="paragraph" style:parent-style-name="Standard">
      <style:paragraph-properties fo:margin-left="0cm" fo:margin-right="0cm" fo:margin-top="0.423cm" fo:margin-bottom="0.423cm" style:contextual-spacing="false" fo:line-height="116%" fo:text-align="start" style:justify-single-word="false" text:number-lines="true" text:line-number="0" style:writing-mode="lr-tb"/>
    </style:style>
    <style:style style:name="P29" style:family="paragraph" style:parent-style-name="Standard">
      <style:paragraph-properties fo:margin-left="0cm" fo:margin-right="0cm" fo:margin-top="0.423cm" fo:margin-bottom="0.423cm" style:contextual-spacing="false" fo:line-height="100%" fo:text-align="start" style:justify-single-word="false" fo:orphans="2" fo:widows="2" text:number-lines="true" text:line-number="0" style:writing-mode="lr-tb"/>
      <style:text-properties fo:font-size="12pt" fo:language="es" fo:country="ES" style:letter-kerning="false" style:font-size-asian="12pt" style:language-asian="en" style:country-asian="US" style:font-size-complex="12pt" style:language-complex="ar" style:country-complex="SA"/>
    </style:style>
    <style:style style:name="P30" style:family="paragraph" style:parent-style-name="List_20_Paragraph" style:list-style-name="WWNum13">
      <style:paragraph-properties fo:margin-top="0.423cm" fo:margin-bottom="0cm" style:contextual-spacing="true"/>
    </style:style>
    <style:style style:name="P31" style:family="paragraph" style:parent-style-name="List_20_Paragraph" style:list-style-name="WWNum13">
      <style:paragraph-properties fo:margin-top="0cm" fo:margin-bottom="0cm" style:contextual-spacing="true"/>
    </style:style>
    <style:style style:name="P32" style:family="paragraph" style:parent-style-name="List_20_Paragraph" style:list-style-name="WWNum13">
      <style:paragraph-properties fo:margin-top="0cm" fo:margin-bottom="0.423cm" style:contextual-spacing="true"/>
    </style:style>
    <style:style style:name="P33" style:family="paragraph" style:parent-style-name="Standard">
      <style:paragraph-properties fo:margin-left="0cm" fo:margin-top="0.423cm" fo:margin-bottom="0.423cm" style:contextual-spacing="false"/>
    </style:style>
    <style:style style:name="P34" style:family="paragraph" style:parent-style-name="List_20_Paragraph">
      <style:paragraph-properties fo:margin-left="1.27cm" fo:margin-top="0.423cm" fo:margin-bottom="0.423cm" style:contextual-spacing="true"/>
    </style:style>
    <style:style style:name="P35" style:family="paragraph" style:parent-style-name="Heading_20_4">
      <style:paragraph-properties fo:margin-left="0cm" fo:margin-right="0cm" fo:margin-top="0.563cm" fo:margin-bottom="0.563cm" style:contextual-spacing="false" fo:line-height="116%" fo:text-align="start" style:justify-single-word="false" text:number-lines="true" text:line-number="0" style:writing-mode="lr-tb"/>
    </style:style>
    <style:style style:name="P36" style:family="paragraph" style:parent-style-name="Standard">
      <style:paragraph-properties fo:line-height="100%" fo:text-align="start" style:justify-single-word="false" fo:orphans="2" fo:widows="2" style:writing-mode="lr-tb"/>
      <style:text-properties fo:color="#ffffff" loext:opacity="100%" fo:font-size="12pt" fo:language="es" fo:country="ES" style:letter-kerning="false" style:font-size-asian="12pt" style:language-asian="en" style:country-asian="US" style:font-size-complex="12pt" style:language-complex="ar" style:country-complex="SA">
        <loext:char-complex-color loext:theme-type="light1" loext:color-type="theme"/>
      </style:text-properties>
    </style:style>
    <style:style style:name="P37" style:family="paragraph" style:parent-style-name="Standard">
      <style:paragraph-properties fo:line-height="100%" fo:text-align="start" style:justify-single-word="false" fo:orphans="2" fo:widows="2" style:writing-mode="lr-tb"/>
      <style:text-properties fo:font-size="12pt" fo:language="es" fo:country="ES" style:letter-kerning="false" style:font-size-asian="12pt" style:language-asian="en" style:country-asian="US" style:font-size-complex="12pt" style:language-complex="ar" style:country-complex="SA"/>
    </style:style>
    <style:style style:name="P38" style:family="paragraph" style:parent-style-name="Standard">
      <style:paragraph-properties fo:text-indent="1.249cm" style:auto-text-indent="false"/>
    </style:style>
    <style:style style:name="P39" style:family="paragraph" style:parent-style-name="Standard">
      <style:paragraph-properties fo:text-indent="0cm" style:auto-text-indent="false"/>
    </style:style>
    <style:style style:name="P40" style:family="paragraph" style:parent-style-name="Heading_20_3">
      <style:paragraph-properties fo:margin-top="0.496cm" fo:margin-bottom="0.496cm" style:contextual-spacing="false"/>
      <style:text-properties style:font-name="Calibri" fo:font-size="14pt" fo:language="es" fo:country="ES" fo:font-weight="bold" style:font-name-asian="Calibri1" style:font-size-asian="14pt" style:font-weight-asian="bold" style:font-name-complex="Calibri1" style:font-size-complex="14pt" style:font-weight-complex="bold"/>
    </style:style>
    <style:style style:name="P41" style:family="paragraph" style:parent-style-name="List_20_Paragraph" style:list-style-name="WWNum15">
      <style:paragraph-properties fo:margin-top="0.423cm" fo:margin-bottom="0.423cm" style:contextual-spacing="true"/>
    </style:style>
    <style:style style:name="P42" style:family="paragraph" style:parent-style-name="List_20_Paragraph" style:list-style-name="WWNum17">
      <style:paragraph-properties fo:margin-top="0.423cm" fo:margin-bottom="0cm" style:contextual-spacing="true"/>
    </style:style>
    <style:style style:name="P43" style:family="paragraph" style:parent-style-name="List_20_Paragraph" style:list-style-name="WWNum17">
      <style:paragraph-properties fo:margin-top="0cm" fo:margin-bottom="0.423cm" style:contextual-spacing="true"/>
    </style:style>
    <style:style style:name="P44" style:family="paragraph" style:parent-style-name="Standard">
      <style:paragraph-properties fo:margin-left="0cm" fo:margin-top="0.423cm" fo:margin-bottom="0.423cm" style:contextual-spacing="false"/>
      <style:text-properties style:font-name="Calibri" fo:font-size="12pt" fo:language="es" fo:country="ES" style:font-name-asian="Calibri1" style:font-size-asian="12pt" style:font-name-complex="Calibri1" style:font-size-complex="12pt"/>
    </style:style>
    <style:style style:name="P45" style:family="paragraph" style:parent-style-name="List_20_Paragraph" style:list-style-name="WWNum17">
      <style:paragraph-properties fo:margin-left="1.27cm" fo:margin-right="0cm" fo:margin-top="0.423cm" fo:margin-bottom="0.423cm" style:contextual-spacing="true" fo:line-height="116%" fo:text-align="start" style:justify-single-word="false" fo:text-indent="-0.635cm" style:auto-text-indent="false" text:number-lines="true" text:line-number="0" style:writing-mode="lr-tb"/>
    </style:style>
    <style:style style:name="P46" style:family="paragraph" style:parent-style-name="Standard">
      <loext:graphic-properties draw:fill="solid" draw:fill-color="#ffffff"/>
      <style:paragraph-properties fo:margin-top="0cm" fo:margin-bottom="0cm" style:contextual-spacing="false" fo:line-height="119%" fo:text-align="start" style:justify-single-word="false" fo:background-color="#ffffff" style:writing-mode="lr-tb"/>
    </style:style>
    <style:style style:name="P47" style:family="paragraph" style:parent-style-name="List_20_Paragraph">
      <style:paragraph-properties fo:margin-left="1.27cm" fo:margin-top="0.423cm" fo:margin-bottom="0.423cm" style:contextual-spacing="true"/>
      <style:text-properties style:font-name="Calibri" fo:font-size="12pt" fo:language="es" fo:country="ES" style:font-name-asian="Calibri1" style:font-size-asian="12pt" style:font-name-complex="Calibri1" style:font-size-complex="12pt"/>
    </style:style>
    <style:style style:name="T1" style:family="text">
      <style:text-properties fo:font-size="18pt" fo:language="es" fo:country="ES" fo:font-weight="bold" style:font-size-asian="18pt" style:font-weight-asian="bold" style:font-size-complex="18pt" style:font-weight-complex="bold"/>
    </style:style>
    <style:style style:name="T2" style:family="text">
      <style:text-properties fo:language="es" fo:country="ES" fo:font-weight="bold" style:font-weight-asian="bold" style:font-weight-complex="bold"/>
    </style:style>
    <style:style style:name="T3" style:family="text">
      <style:text-properties fo:language="es" fo:country="ES"/>
    </style:style>
    <style:style style:name="T4" style:family="text">
      <style:text-properties fo:font-size="14pt" fo:language="es" fo:country="ES" fo:font-weight="bold" style:font-size-asian="14pt" style:font-weight-asian="bold" style:font-size-complex="14pt" style:font-weight-complex="bold"/>
    </style:style>
    <style:style style:name="T5" style:family="text">
      <style:text-properties fo:language="es" fo:country="ES" fo:font-style="italic" style:font-style-asian="italic" style:font-style-complex="italic"/>
    </style:style>
    <style:style style:name="T6" style:family="text">
      <style:text-properties style:font-name="Consolas" fo:language="es" fo:country="ES" fo:font-weight="bold" style:font-name-asian="Consolas1" style:font-weight-asian="bold" style:font-name-complex="Consolas1" style:font-weight-complex="bold"/>
    </style:style>
    <style:style style:name="T7" style:family="text">
      <style:text-properties style:font-name="Consolas" fo:language="es" fo:country="ES" style:font-name-asian="Consolas1" style:font-name-complex="Consolas1"/>
    </style:style>
    <style:style style:name="T8" style:family="text">
      <style:text-properties fo:font-family="'Aptos Mono'" style:font-family-generic="swiss" style:font-pitch="variable" fo:font-size="18pt" fo:language="es" fo:country="ES" fo:font-weight="bold" style:font-name-asian="Aptos Mono1" style:font-size-asian="18pt" style:font-weight-asian="bold" style:font-name-complex="Aptos Mono1" style:font-size-complex="18pt" style:font-weight-complex="bold"/>
    </style:style>
    <style:style style:name="T9" style:family="text">
      <style:text-properties fo:font-family="'Aptos Mono'" style:font-family-generic="swiss" style:font-pitch="variable" fo:font-size="14pt" fo:language="es" fo:country="ES" fo:font-weight="bold" style:font-name-asian="Aptos Mono1" style:font-size-asian="14pt" style:font-weight-asian="bold" style:font-name-complex="Aptos Mono1" style:font-size-complex="14pt" style:font-weight-complex="bold"/>
    </style:style>
    <style:style style:name="T10" style:family="text">
      <style:text-properties style:font-name="Consolas" fo:font-size="12pt" fo:language="es" fo:country="ES" style:font-name-asian="Consolas1" style:font-size-asian="12pt" style:font-name-complex="Consolas1" style:font-size-complex="12pt"/>
    </style:style>
    <style:style style:name="T11" style:family="text">
      <style:text-properties fo:font-family="'Aptos Mono'" style:font-family-generic="swiss" style:font-pitch="variable" fo:font-size="12pt" fo:language="es" fo:country="ES" fo:font-weight="bold" style:font-name-asian="Aptos Mono1" style:font-size-asian="12pt" style:font-weight-asian="bold" style:font-name-complex="Aptos Mono1" style:font-size-complex="12pt" style:font-weight-complex="bold"/>
    </style:style>
    <style:style style:name="T12" style:family="text">
      <style:text-properties fo:font-family="'Aptos Mono'" style:font-family-generic="swiss" style:font-pitch="variable" fo:font-size="12pt" fo:language="es" fo:country="ES" style:font-name-asian="Aptos Mono1" style:font-size-asian="12pt" style:font-name-complex="Aptos Mono1" style:font-size-complex="12pt"/>
    </style:style>
    <style:style style:name="T13" style:family="text">
      <style:text-properties style:font-name="Calibri" fo:font-size="12pt" fo:language="es" fo:country="ES" style:font-name-asian="Calibri1" style:font-size-asian="12pt" style:font-name-complex="Calibri1" style:font-size-complex="12pt"/>
    </style:style>
    <style:style style:name="T14" style:family="text">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T15" style:family="text">
      <style:text-properties style:font-name="Calibri" style:font-name-asian="Calibri1" style:font-name-complex="Calibri1"/>
    </style:style>
    <style:style style:name="T16" style:family="text">
      <style:text-properties style:font-name="Calibri" fo:font-weight="bold" style:font-name-asian="Calibri1" style:font-weight-asian="bold" style:font-name-complex="Calibri1" style:font-weight-complex="bold"/>
    </style:style>
    <style:style style:name="T17" style:family="text">
      <style:text-properties style:font-name="Consolas" fo:font-weight="bold" style:font-name-asian="Consolas1" style:font-weight-asian="bold" style:font-name-complex="Consolas1" style:font-weight-complex="bold"/>
    </style:style>
    <style:style style:name="T18" style:family="text">
      <style:text-properties fo:font-weight="bold" style:font-weight-asian="bold" style:font-weight-complex="bold"/>
    </style:style>
    <style:style style:name="T19" style:family="text">
      <style:text-properties style:font-name="Consolas" style:font-name-asian="Consolas1" style:font-name-complex="Consolas1"/>
    </style:style>
    <style:style style:name="T20" style:family="text">
      <style:text-properties style:font-name="Calibri" fo:font-size="18pt" fo:language="es" fo:country="ES" fo:font-weight="bold" style:font-name-asian="Calibri1" style:font-size-asian="18pt" style:font-weight-asian="bold" style:font-name-complex="Calibri1" style:font-size-complex="18pt" style:font-weight-complex="bold"/>
    </style:style>
    <style:style style:name="T21" style:family="text">
      <style:text-properties style:font-name="Consolas" fo:font-size="12pt" fo:language="es" fo:country="ES" fo:font-weight="bold" style:font-name-asian="Consolas1" style:font-size-asian="12pt" style:font-weight-asian="bold" style:font-name-complex="Consolas1" style:font-size-complex="12pt" style:font-weight-complex="bold"/>
    </style:style>
    <style:style style:name="T22" style:family="text">
      <style:text-properties style:font-name="Calibri" fo:font-size="12pt" fo:language="es" fo:country="ES" fo:font-weight="normal" style:font-name-asian="Calibri1" style:font-size-asian="12pt" style:font-weight-asian="normal" style:font-name-complex="Calibri1" style:font-size-complex="12pt" style:font-weight-complex="normal"/>
    </style:style>
    <style:style style:name="T23" style:family="text">
      <style:text-properties fo:color="#5983b0" loext:opacity="100%" style:font-name="Calibri" fo:font-size="12pt" fo:language="es" fo:country="ES" fo:font-weight="normal" officeooo:rsid="000e5859" style:font-name-asian="Calibri1" style:font-size-asian="12pt" style:font-weight-asian="normal" style:font-name-complex="Calibri1" style:font-size-complex="12pt" style:font-weight-complex="normal"/>
    </style:style>
    <style:style style:name="T24" style:family="text">
      <style:text-properties style:font-name="Calibri" fo:font-size="12pt" fo:language="es" fo:country="ES" fo:font-weight="normal" style:font-name-asian="Consolas1" style:font-size-asian="10.5pt" style:font-weight-asian="normal" style:font-name-complex="Consolas1" style:font-size-complex="12pt" style:font-weight-complex="normal"/>
    </style:style>
    <style:style style:name="T25" style:family="text">
      <style:text-properties fo:color="#5983b0" loext:opacity="100%" style:font-name="Calibri" fo:font-size="12pt" fo:language="es" fo:country="ES" officeooo:rsid="000e5859" style:font-name-asian="Consolas1" style:font-size-asian="10.5pt" style:font-name-complex="Consolas1" style:font-size-complex="12pt"/>
    </style:style>
    <style:style style:name="T26" style:family="text">
      <style:text-properties fo:color="#5983b0" loext:opacity="100%" style:font-name="Calibri" fo:font-size="12pt" fo:language="es" fo:country="ES" fo:font-weight="bold" officeooo:rsid="000e5859" style:font-name-asian="Consolas1" style:font-size-asian="10.5pt" style:font-weight-asian="bold" style:font-name-complex="Consolas1" style:font-size-complex="12pt" style:font-weight-complex="bold"/>
    </style:style>
    <style:style style:name="T27" style:family="text">
      <style:text-properties fo:color="#5983b0" loext:opacity="100%" style:font-name="Calibri" fo:font-size="12pt" fo:language="es" fo:country="ES" fo:font-weight="normal" officeooo:rsid="000e5859" style:font-name-asian="Consolas1" style:font-size-asian="10.5pt" style:font-weight-asian="normal" style:font-name-complex="Consolas1" style:font-size-complex="12pt" style:font-weight-complex="normal"/>
    </style:style>
    <style:style style:name="T28" style:family="text">
      <style:text-properties style:font-name="Calibri" fo:font-size="14pt" fo:language="es" fo:country="ES" fo:font-weight="bold" style:font-name-asian="Calibri1" style:font-size-asian="14pt" style:font-weight-asian="bold" style:font-name-complex="Calibri1" style:font-size-complex="14pt" style:font-weight-complex="bold"/>
    </style:style>
    <style:style style:name="T29" style:family="text">
      <style:text-properties style:font-name="Consolas" fo:font-size="14pt" fo:language="es" fo:country="ES" fo:font-weight="bold" style:font-name-asian="Consolas1" style:font-size-asian="14pt" style:font-weight-asian="bold" style:font-name-complex="Consolas1" style:font-size-complex="14pt" style:font-weight-complex="bold"/>
    </style:style>
    <style:style style:name="T30" style:family="text">
      <style:text-properties style:font-name="Calibri" fo:font-size="12pt" fo:font-weight="bold" style:font-name-asian="Calibri1" style:font-size-asian="12pt" style:font-weight-asian="bold" style:font-name-complex="Calibri1" style:font-size-complex="12pt" style:font-weight-complex="bold"/>
    </style:style>
    <style:style style:name="T31" style:family="text">
      <style:text-properties style:font-name="Calibri" fo:font-size="12pt" fo:font-weight="normal" style:font-name-asian="Calibri1" style:font-size-asian="12pt" style:font-weight-asian="normal" style:font-name-complex="Calibri1" style:font-size-complex="12pt" style:font-weight-complex="normal"/>
    </style:style>
    <style:style style:name="T32" style:family="text">
      <style:text-properties style:font-name="Consolas" fo:font-size="12pt" fo:language="en" fo:country="US" style:font-name-asian="Consolas1" style:font-size-asian="12pt" style:font-name-complex="Consolas1" style:font-size-complex="12pt"/>
    </style:style>
    <style:style style:name="T33" style:family="text">
      <style:text-properties style:use-window-font-color="true" loext:opacity="0%" fo:font-family="'Aptos Mono'" style:font-family-generic="swiss" style:font-pitch="variable" fo:font-size="12pt" fo:language="en" fo:country="US" fo:font-weight="normal" style:font-name-asian="Aptos Mono1" style:font-size-asian="12pt" style:language-asian="en" style:country-asian="US" style:font-weight-asian="normal" style:font-name-complex="F" style:font-size-complex="12pt" style:language-complex="ar" style:country-complex="SA" style:font-weight-complex="normal"/>
    </style:style>
    <style:style style:name="T34" style:family="text">
      <style:text-properties style:use-window-font-color="true" loext:opacity="0%" style:font-name="Consolas" fo:font-size="12pt" fo:language="en" fo:country="US" fo:font-weight="normal" style:font-name-asian="Consolas1" style:font-size-asian="12pt" style:language-asian="en" style:country-asian="US" style:font-weight-asian="normal" style:font-name-complex="Consolas1" style:font-size-complex="12pt" style:language-complex="ar" style:country-complex="SA" style:font-weight-complex="normal"/>
    </style:style>
    <style:style style:name="T35" style:family="text">
      <style:text-properties style:use-window-font-color="true" loext:opacity="0%" style:font-name="Calibri" fo:font-size="12pt" fo:language="en" fo:country="US" fo:font-weight="normal" style:font-name-asian="Calibri1" style:font-size-asian="12pt" style:language-asian="en" style:country-asian="US" style:font-weight-asian="normal" style:font-name-complex="Calibri1" style:font-size-complex="12pt" style:language-complex="ar" style:country-complex="SA" style:font-weight-complex="normal"/>
    </style:style>
    <style:style style:name="T36" style:family="text">
      <style:text-properties style:font-name="Calibri" fo:font-size="12pt" fo:language="es" fo:country="ES" fo:font-style="italic" style:font-name-asian="Calibri1" style:font-size-asian="12pt" style:font-style-asian="italic" style:font-name-complex="Calibri1" style:font-size-complex="12pt" style:font-style-complex="italic"/>
    </style:style>
    <style:style style:name="T37" style:family="text">
      <style:text-properties fo:font-family="Arial" style:font-family-generic="swiss" style:font-pitch="variable" fo:font-size="10pt" style:font-family-asian="Arial" style:font-family-generic-asian="system" style:font-pitch-asian="variable" style:font-size-asian="10pt" style:font-family-complex="Arial" style:font-family-generic-complex="system" style:font-pitch-complex="variable" style:font-size-complex="10pt"/>
    </style:style>
    <style:style style:name="T38" style:family="text">
      <style:text-properties style:use-window-font-color="true" loext:opacity="0%" fo:font-family="'Aptos Mono'" style:font-family-generic="swiss" style:font-pitch="variable" fo:font-size="12pt" fo:language="es" fo:country="ES" fo:font-weight="normal" style:font-name-asian="Aptos Mono1" style:font-size-asian="12pt" style:language-asian="en" style:country-asian="US" style:font-weight-asian="normal" style:font-name-complex="F" style:font-size-complex="12pt" style:language-complex="ar" style:country-complex="SA" style:font-weight-complex="normal"/>
    </style:style>
    <style:style style:name="T39" style:family="text">
      <style:text-properties style:use-window-font-color="true" loext:opacity="0%" style:font-name="Consolas" fo:font-size="12pt" fo:language="es" fo:country="ES" fo:font-weight="normal" style:font-name-asian="Consolas1" style:font-size-asian="12pt" style:language-asian="en" style:country-asian="US" style:font-weight-asian="normal" style:font-name-complex="Consolas1" style:font-size-complex="12pt" style:language-complex="ar" style:country-complex="SA" style:font-weight-complex="normal"/>
    </style:style>
    <style:style style:name="T40" style:family="text">
      <style:text-properties style:font-name="Calibri" fo:font-size="12pt" fo:language="es" fo:country="ES" style:text-underline-style="solid" style:text-underline-width="auto" style:text-underline-color="font-color" style:font-name-asian="Calibri1" style:font-size-asian="12pt" style:font-name-complex="Calibri1" style:font-size-complex="12pt"/>
    </style:style>
    <style:style style:name="T41" style:family="text">
      <style:text-properties fo:color="#800000" loext:opacity="100%" style:font-name="Consolas" fo:font-size="10.5pt" fo:language="es" fo:country="ES" fo:font-weight="normal" style:font-name-asian="Consolas1" style:font-size-asian="10.5pt" style:font-weight-asian="normal" style:font-name-complex="Consolas1" style:font-size-complex="10.5pt" style:font-weight-complex="normal"/>
    </style:style>
    <style:style style:name="T42" style:family="text">
      <style:text-properties fo:color="#3b3b3b" loext:opacity="100%" style:font-name="Consolas" fo:font-size="10.5pt" fo:language="es" fo:country="ES" fo:font-weight="normal" style:font-name-asian="Consolas1" style:font-size-asian="10.5pt" style:font-weight-asian="normal" style:font-name-complex="Consolas1" style:font-size-complex="10.5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Qué es Flexbox en CSS?</text:span></text:h>
      <text:p text:style-name="Standard"><text:span text:style-name="T2">Flexbox </text:span><text:span text:style-name="T3">(cuyo nombre completo es Flexible Box Layout Module) es un modelo de diseño unidimensional de CSS. Su objetivo principal es proporcionar una forma más eficiente de diseñar, alinear y distribuir el espacio entre los elementos de un contenedor, incluso cuando sus tamaños son dinámicos o desconocidos.</text:span></text:p>
      <text:p text:style-name="P2"><text:span text:style-name="T3">Es la herramienta moderna y fundamental de CSS para controlar la disposición de los elementos en una </text:span><text:span text:style-name="T2">única dirección</text:span><text:span text:style-name="T3"> (ya sea en fila o en columna).</text:span></text:p>
      <text:h text:style-name="P1" text:outline-level="2"><text:span text:style-name="T1">Conceptos Clave</text:span></text:h>
      <text:h text:style-name="P3" text:outline-level="3"><text:span text:style-name="T4">1. Modelo Unidimensional</text:span></text:h>
      <text:p text:style-name="P2"><text:span text:style-name="T3">Flexbox es </text:span><text:span text:style-name="T5">unidimensional</text:span><text:span text:style-name="T3">. Esto significa que organiza los elementos a lo largo de un </text:span><text:span text:style-name="T2">solo eje</text:span><text:span text:style-name="T3"> a la vez:</text:span></text:p>
      <text:list text:style-name="WWNum3">
        <text:list-item>
          <text:p text:style-name="P4" loext:marker-style-name="T3"><text:span text:style-name="T2">Horizontal</text:span><text:span text:style-name="T3"> (fila, por defecto)</text:span></text:p>
        </text:list-item>
        <text:list-item>
          <text:p text:style-name="P5" loext:marker-style-name="T3"><text:span text:style-name="T2">Vertical</text:span><text:span text:style-name="T3"> (columna)</text:span></text:p>
        </text:list-item>
      </text:list>
      <text:p text:style-name="P2"><text:span text:style-name="T3">Si necesitas controlar elementos en dos dimensiones (filas y columnas simultáneamente), la herramienta adecuada es </text:span><text:span text:style-name="T2">CSS Grid</text:span><text:span text:style-name="T3">.</text:span></text:p>
      <text:h text:style-name="P3" text:outline-level="3"><text:span text:style-name="T4">2. Contenedor y Elementos</text:span></text:h>
      <text:p text:style-name="P2"><text:span text:style-name="T3">Flexbox se basa en una relación padre-hijo:</text:span></text:p>
      <text:list text:style-name="WWNum4">
        <text:list-item>
          <text:p text:style-name="P6" loext:marker-style-name="T3"><text:span text:style-name="T2">Contenedor Flexible (Flex Container):</text:span><text:span text:style-name="T3"> Es el elemento padre al que se aplica la propiedad </text:span><text:span text:style-name="T6">display: flex;</text:span><text:span text:style-name="T3">. Esta es la clave que activa el modelo.</text:span></text:p>
        </text:list-item>
        <text:list-item>
          <text:p text:style-name="P7" loext:marker-style-name="T3"><text:span text:style-name="T2">Elementos Flexibles (Flex Items):</text:span><text:span text:style-name="T3"> Son los </text:span><text:span text:style-name="T2">hijos directos del contenedor</text:span><text:span text:style-name="T3">. Son estos elementos los que se alinean y distribuyen automáticamente según las reglas que apliques al contenedor.</text:span></text:p>
        </text:list-item>
      </text:list>
      <text:h text:style-name="P3" text:outline-level="3"><text:span text:style-name="T4">3. Alineación Sencilla</text:span></text:h>
      <text:p text:style-name="P2"><text:span text:style-name="T3">Flexbox simplifica drásticamente tareas que históricamente eran difíciles o requerían </text:span><text:span text:style-name="T5">hacks</text:span><text:span text:style-name="T3"> complejos en CSS, como:</text:span></text:p>
      <text:list text:style-name="WWNum5">
        <text:list-item>
          <text:p text:style-name="P8" loext:marker-style-name="T3"><text:soft-page-break/><text:span text:style-name="T2">Centrar un elemento:</text:span><text:span text:style-name="T3"> Lograr el centrado horizontal y vertical con solo dos propiedades: </text:span><text:span text:style-name="T7">justify-content: center;</text:span><text:span text:style-name="T3"> y </text:span><text:span text:style-name="T7">align-items: center;</text:span><text:span text:style-name="T3">.</text:span></text:p>
        </text:list-item>
        <text:list-item>
          <text:p text:style-name="P9" loext:marker-style-name="T3"><text:span text:style-name="T2">Distribuir el espacio:</text:span><text:span text:style-name="T3"> Repartir automáticamente el espacio libre entre los elementos (</text:span><text:span text:style-name="T7">space-between</text:span><text:span text:style-name="T3">, </text:span><text:span text:style-name="T7">space-around</text:span><text:span text:style-name="T3">).</text:span></text:p>
        </text:list-item>
        <text:list-item>
          <text:p text:style-name="P10" loext:marker-style-name="T3"><text:span text:style-name="T2">Reordenar:</text:span><text:span text:style-name="T3"> Cambiar el orden visual de los elementos (</text:span><text:span text:style-name="T7">order</text:span><text:span text:style-name="T3">) sin modificar el HTML.</text:span></text:p>
        </text:list-item>
      </text:list>
      <text:h text:style-name="P1" text:outline-level="2"><text:span text:style-name="T8">Conceptos Fundamentales de Flexbox</text:span></text:h>
      <text:h text:style-name="P3" text:outline-level="3"><text:span text:style-name="T9">1. El Contenedor Flexible (Flex Container)</text:span></text:h>
      <text:p text:style-name="Standard"><text:span text:style-name="T3">Este es el elemento padre al que aplicas display: flex;. Al hacer esto, todos sus hijos directos se convierten en Elementos Flexibles (Flex Items).</text:span></text:p>
      <text:list text:style-name="WWNum1">
        <text:list-item>
          <text:p text:style-name="P11" loext:marker-style-name="T10"><text:span text:style-name="T11">Propiedad Clave:</text:span><text:span text:style-name="T12"> </text:span><text:span text:style-name="T10">display: flex;</text:span></text:p>
        </text:list-item>
      </text:list>
      <text:h text:style-name="P3" text:outline-level="3"><text:span text:style-name="T9">2. Ejes de Flexbox</text:span></text:h>
      <text:p text:style-name="Standard" loext:marker-style-name="T13"><text:span text:style-name="T3">Flexbox funciona en torno a dos ejes principales:</text:span><text:span text:style-name="T13"/></text:p>
      <text:list text:style-name="WWNum7">
        <text:list-item>
          <text:p text:style-name="P12" loext:marker-style-name="T12"><text:span text:style-name="T2">Eje Principal (Main Axis)</text:span><text:span text:style-name="T3">: La dirección a lo largo de la cual se colocan los elementos flexibles (por defecto, horizontal/fila).</text:span></text:p>
          <text:list>
            <text:list-item>
              <text:p text:style-name="P13" loext:marker-style-name="T12"><text:span text:style-name="T3">Propiedad para cambiar la dirección: flex-direction (ej: row, column).</text:span><text:span text:style-name="T12"/></text:p>
            </text:list-item>
          </text:list>
        </text:list-item>
        <text:list-item>
          <text:p text:style-name="P14" loext:marker-style-name="T12"><text:span text:style-name="T2">Eje Cruzado (Cross Axis)</text:span><text:span text:style-name="T3">: El eje perpendicular al principal (por defecto, vertical/columna).</text:span></text:p>
        </text:list-item>
      </text:list>
      <text:p text:style-name="Standard"/>
      <text:h text:style-name="P3" text:outline-level="3"><text:span text:style-name="T9">3. Propiedades de Alineación (En el Contenedor)</text:span></text:h>
      <text:p text:style-name="P2" loext:marker-style-name="T13"><text:span text:style-name="T13">Estas propiedades se aplican al </text:span><text:span text:style-name="T14">Contenedor</text:span><text:span text:style-name="T13"> y controlan cómo se posicionan los </text:span><text:span text:style-name="T14">Ítems</text:span><text:span text:style-name="T13"> dentro de él.</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5" loext:marker-style-name="T15"><text:span text:style-name="T15">Propiedad</text:span><text:span text:style-name="T15"/></text:p>
          </table:table-cell>
          <table:table-cell table:style-name="Tabla1.B1" office:value-type="string">
            <text:p text:style-name="P15" loext:marker-style-name="T15"><text:span text:style-name="T15">Eje que controla</text:span><text:span text:style-name="T15"/></text:p>
          </table:table-cell>
          <table:table-cell table:style-name="Tabla1.B1" office:value-type="string">
            <text:p text:style-name="P15" loext:marker-style-name="T15"><text:span text:style-name="T15">Lo que hace</text:span><text:span text:style-name="T15"/></text:p>
          </table:table-cell>
          <table:table-cell table:style-name="Tabla1.B1" office:value-type="string">
            <text:p text:style-name="P15" loext:marker-style-name="T15"><text:span text:style-name="T15">Valores Clave</text:span><text:span text:style-name="T15"/></text:p>
          </table:table-cell>
        </table:table-row>
        <table:table-row table:style-name="Tabla1.1">
          <table:table-cell table:style-name="Tabla1.A2" office:value-type="string">
            <text:p text:style-name="P15" loext:marker-style-name="T16"><text:span text:style-name="T16">justify-content</text:span><text:span text:style-name="T16"/></text:p>
          </table:table-cell>
          <table:table-cell table:style-name="Tabla1.B2" office:value-type="string">
            <text:p text:style-name="P16" loext:marker-style-name="T15"><text:span text:style-name="T16">Principal</text:span><text:span text:style-name="T15"> (Horizontal)</text:span></text:p>
          </table:table-cell>
          <table:table-cell table:style-name="Tabla1.B2" office:value-type="string">
            <text:p text:style-name="P16" loext:marker-style-name="T15"><text:span text:style-name="T15">Distribuye y alinea los ítems a lo largo de la línea.</text:span><text:span text:style-name="T15"/></text:p>
          </table:table-cell>
          <table:table-cell table:style-name="Tabla1.B2" office:value-type="string">
            <text:p text:style-name="P16" loext:marker-style-name="T15"><text:span text:style-name="T15">center, flex-start, flex-end, space-between, space-around</text:span><text:span text:style-name="T15"/></text:p>
          </table:table-cell>
        </table:table-row>
        <table:table-row table:style-name="Tabla1.1">
          <table:table-cell table:style-name="Tabla1.A2" office:value-type="string">
            <text:p text:style-name="P15" loext:marker-style-name="T16"><text:span text:style-name="T16">align-items</text:span><text:span text:style-name="T16"/></text:p>
          </table:table-cell>
          <table:table-cell table:style-name="Tabla1.B2" office:value-type="string">
            <text:p text:style-name="P16" loext:marker-style-name="T15"><text:span text:style-name="T16">Cruzado</text:span><text:span text:style-name="T15"> (Vertical)</text:span></text:p>
          </table:table-cell>
          <table:table-cell table:style-name="Tabla1.B2" office:value-type="string">
            <text:p text:style-name="P16" loext:marker-style-name="T15"><text:span text:style-name="T15">Alinea los ítems a lo largo del eje perpendicular.</text:span><text:span text:style-name="T15"/></text:p>
          </table:table-cell>
          <table:table-cell table:style-name="Tabla1.B2" office:value-type="string">
            <text:p text:style-name="P16" loext:marker-style-name="T15"><text:span text:style-name="T15">center, flex-start, flex-end, stretch</text:span><text:span text:style-name="T15"/></text:p>
          </table:table-cell>
        </table:table-row>
      </table:table>
      <text:p text:style-name="P17"/>
      <text:h text:style-name="P18" text:outline-level="3"><text:soft-page-break/><text:span text:style-name="T9">4. Propiedades de los Elementos Hijos (En el Ítem)</text:span></text:h>
      <text:p text:style-name="P19" loext:marker-style-name="T13"><text:span text:style-name="T13">Estas propiedades se aplican directamente a los </text:span><text:span text:style-name="T14">Elementos Flexibles</text:span><text:span text:style-name="T13">.</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0">Propiedad</text:p>
          </table:table-cell>
          <table:table-cell table:style-name="Tabla2.B1" office:value-type="string">
            <text:p text:style-name="P20">Lo que hace</text:p>
          </table:table-cell>
          <table:table-cell table:style-name="Tabla2.B1" office:value-type="string">
            <text:p text:style-name="P20">Propiedades relacionadas</text:p>
          </table:table-cell>
        </table:table-row>
        <table:table-row table:style-name="Tabla2.1">
          <table:table-cell table:style-name="Tabla2.A2" office:value-type="string">
            <text:p text:style-name="P20"><text:span text:style-name="T17">order</text:span></text:p>
          </table:table-cell>
          <table:table-cell table:style-name="Tabla2.B2" office:value-type="string">
            <text:p text:style-name="P21">Permite cambiar la <text:span text:style-name="T18">posición visual</text:span> de un elemento, independientemente de su orden en el HTML.</text:p>
          </table:table-cell>
          <table:table-cell table:style-name="Tabla2.B2" office:value-type="string">
            <text:p text:style-name="P21">Los valores más bajos van primero. Por defecto es <text:span text:style-name="T19">0</text:span>.</text:p>
          </table:table-cell>
        </table:table-row>
        <table:table-row table:style-name="Tabla2.1">
          <table:table-cell table:style-name="Tabla2.A2" office:value-type="string">
            <text:p text:style-name="P20"><text:span text:style-name="T17">flex-grow</text:span></text:p>
          </table:table-cell>
          <table:table-cell table:style-name="Tabla2.B2" office:value-type="string">
            <text:p text:style-name="P21">Define la <text:span text:style-name="T18">capacidad de crecimiento</text:span> de un ítem para ocupar el espacio sobrante del contenedor.</text:p>
          </table:table-cell>
          <table:table-cell table:style-name="Tabla2.B2" office:value-type="string">
            <text:p text:style-name="P21">Un valor de <text:span text:style-name="T19">1</text:span> o más permite que el ítem se expanda.</text:p>
          </table:table-cell>
        </table:table-row>
        <table:table-row table:style-name="Tabla2.1">
          <table:table-cell table:style-name="Tabla2.A2" office:value-type="string">
            <text:p text:style-name="P20"><text:span text:style-name="T17">flex</text:span></text:p>
          </table:table-cell>
          <table:table-cell table:style-name="Tabla2.B2" office:value-type="string">
            <text:p text:style-name="P21">Una propiedad atajo que combina <text:span text:style-name="T19">flex-grow</text:span>, <text:span text:style-name="T19">flex-shrink</text:span> y <text:span text:style-name="T19">flex-basis</text:span> (tamaño inicial).</text:p>
          </table:table-cell>
          <table:table-cell table:style-name="Tabla2.B2" office:value-type="string">
            <text:p text:style-name="P21">Es la forma más común de controlar el tamaño flexible.</text:p>
          </table:table-cell>
        </table:table-row>
      </table:table>
      <text:p text:style-name="Standard"/>
      <text:p text:style-name="Standard"/>
      <text:h text:style-name="P22" text:outline-level="2"><text:span text:style-name="T20">Práctica Guiada de Flexbox en 60 minutos</text:span></text:h>
      <text:p text:style-name="Standard"/>
      <text:h text:style-name="Heading_20_2" text:outline-level="2"><text:span text:style-name="T3">1. Configuración Inicial</text:span></text:h>
      <text:p text:style-name="P2"><text:span text:style-name="T13">Crea dos archivos: </text:span><text:span text:style-name="T10">index.html</text:span><text:span text:style-name="T13"> y </text:span><text:span text:style-name="T10">styles.css</text:span><text:span text:style-name="T13">.</text:span></text:p>
      <text:p text:style-name="P2" loext:marker-style-name="T14"><text:span text:style-name="T14">index.html</text:span><text:span text:style-name="T14"/></text:p>
      <text:p text:style-name="P23" loext:marker-style-name="T10"><text:span text:style-name="T10">&lt;!DOCTYPE html&gt;</text:span><text:line-break/><text:span text:style-name="T10">&lt;html lang="es"&gt;</text:span><text:line-break/><text:span text:style-name="T10">&lt;head&gt;</text:span><text:line-break/><text:span text:style-name="T10"> <text:s text:c="3"/>&lt;meta charset="UTF-8"&gt;</text:span><text:line-break/><text:span text:style-name="T10"> <text:s text:c="3"/>&lt;title&gt;Práctica Flexbox&lt;/title&gt;</text:span><text:line-break/><text:span text:style-name="T10"> <text:s text:c="3"/>&lt;link rel="stylesheet" href="styles.css"&gt;</text:span><text:line-break/><text:span text:style-name="T10">&lt;/head&gt;</text:span><text:line-break/><text:span text:style-name="T10">&lt;body&gt;</text:span><text:line-break/><text:span text:style-name="T10"> <text:s text:c="3"/>&lt;div class="contenedor"&gt;</text:span><text:line-break/><text:span text:style-name="T10"> <text:s text:c="7"/>&lt;div class="item"&gt;1&lt;/div&gt;</text:span><text:line-break/><text:span text:style-name="T10"> <text:s text:c="7"/>&lt;div class="item"&gt;2&lt;/div&gt;</text:span><text:line-break/><text:span text:style-name="T10"> <text:s text:c="7"/>&lt;div class="item"&gt;3&lt;/div&gt;</text:span><text:line-break/><text:span text:style-name="T10"> <text:s text:c="3"/>&lt;/div&gt;</text:span><text:line-break/><text:span text:style-name="T10">&lt;/body&gt;</text:span><text:line-break/><text:span text:style-name="T10">&lt;/html&gt;</text:span><text:line-break/></text:p>
      <text:p text:style-name="P2" loext:marker-style-name="T13"><text:span text:style-name="T14">styles.css</text:span><text:span text:style-name="T13"> (Estilos base)</text:span></text:p>
      <text:p text:style-name="P23" loext:marker-style-name="T10"><text:span text:style-name="T10">.contenedor {</text:span><text:line-break/><text:span text:style-name="T10"> <text:s text:c="3"/>border: 3px solid #3498db;</text:span><text:line-break/><text:span text:style-name="T10"> <text:s text:c="3"/>background-color: #ecf0f1;</text:span><text:line-break/><text:span text:style-name="T10"> <text:s text:c="3"/>height: 300px; /* Para ver la alineación vertical */</text:span><text:line-break/><text:span text:style-name="T10">}</text:span><text:line-break/><text:line-break/><text:span text:style-name="T10">.item {</text:span><text:line-break/><text:span text:style-name="T10"> <text:s text:c="3"/>background-color: #e74c3c;</text:span><text:line-break/><text:span text:style-name="T10"> <text:s text:c="3"/>color: white;</text:span><text:line-break/><text:span text:style-name="T10"> <text:s text:c="3"/>padding: 20px;</text:span><text:line-break/><text:span text:style-name="T10"> <text:s text:c="3"/>margin: 5px;</text:span><text:line-break/><text:span text:style-name="T10"> <text:s text:c="3"/>font-size: 1.5em;</text:span><text:line-break/><text:soft-page-break/><text:span text:style-name="T10"> <text:s text:c="3"/>text-align: center;</text:span><text:line-break/><text:span text:style-name="T10">}</text:span><text:line-break/></text:p>
      <text:p text:style-name="Standard"/>
      <text:h text:style-name="P24" text:outline-level="2" loext:marker-style-name="T3"><text:span text:style-name="T3">2. Propiedades del Contenedor (.contenedor)</text:span><text:span text:style-name="T3"/></text:h>
      <text:p text:style-name="P2"><text:span text:style-name="T13">Ahora, modificaremos el selector </text:span><text:span text:style-name="T21">.contenedor</text:span><text:span text:style-name="T13"> en </text:span><text:span text:style-name="T21">styles.css</text:span><text:span text:style-name="T13"> para aplicar Flexbox y manipular los elementos.</text:span></text:p>
      <text:h text:style-name="P25" text:outline-level="4"><text:span text:style-name="T14">1. Activar Flexbox y Dirección</text:span></text:h>
      <text:p text:style-name="P2"><text:span text:style-name="T13">Añade lo siguiente al </text:span><text:span text:style-name="T10">.contenedor</text:span><text:span text:style-name="T13">:</text:span></text:p>
      <text:p text:style-name="P23"><text:span text:style-name="T13">CSS</text:span></text:p>
      <text:p text:style-name="P23" loext:marker-style-name="T10"><text:span text:style-name="T10">.contenedor {</text:span><text:line-break/><text:span text:style-name="T10"> <text:s text:c="3"/>/* ... estilos base ... */</text:span><text:line-break/><text:span text:style-name="T10"> <text:s text:c="3"/>display: flex; </text:span><text:line-break/><text:span text:style-name="T10"> <text:s text:c="3"/></text:span><text:line-break/><text:span text:style-name="T10"> <text:s text:c="3"/>/* Dirección: Puedes cambiar el eje principal (main axis) */</text:span><text:line-break/><text:span text:style-name="T10"> <text:s text:c="3"/>/* El valor por defecto es row. Prueba a cambiarlo: */</text:span><text:line-break/><text:span text:style-name="T10"> <text:s text:c="3"/>/* flex-direction: column; */</text:span><text:line-break/><text:span text:style-name="T10">}</text:span><text:line-break/></text:p>
      <text:p text:style-name="P23" loext:marker-style-name="T13"><text:span text:style-name="T14">Comenta</text:span><text:span text:style-name="T13"> </text:span><text:span text:style-name="T10">flex-direction: column;</text:span><text:span text:style-name="T13"> para la siguiente parte.</text:span></text:p>
      <text:h text:style-name="P25" text:outline-level="4"><text:span text:style-name="T14">2. Alineación en el Eje Principal (Horizontal por defecto)</text:span></text:h>
      <text:p text:style-name="P2"><text:span text:style-name="T13">Usa </text:span><text:span text:style-name="T21">justify-content</text:span><text:span text:style-name="T13"> para distribuir los elementos a lo largo de la línea:</text:span></text:p>
      <text:p text:style-name="P23"><text:span text:style-name="T13">CSS</text:span></text:p>
      <text:p text:style-name="P23" loext:marker-style-name="T10"><text:span text:style-name="T10">.contenedor {</text:span><text:line-break/><text:span text:style-name="T10"> <text:s text:c="3"/>/* ... estilos anteriores ... */</text:span><text:line-break/><text:span text:style-name="T10"> <text:s text:c="3"/>justify-content: flex-start; /* Por defecto: inicio */</text:span><text:line-break/><text:span text:style-name="T10"> <text:s text:c="3"/>/* Prueba: flex-end, center, space-between, space-around, space-evenly */</text:span><text:line-break/><text:span text:style-name="T10">}</text:span><text:line-break/></text:p>
      <text:p text:style-name="P26" loext:marker-style-name="T10"/>
      <table:table table:name="Tabla3" table:style-name="Tabla3">
        <table:table-column table:style-name="Tabla3.A"/>
        <text:soft-page-break/>
        <table:table-row table:style-name="Tabla3.1">
          <table:table-cell table:style-name="Tabla3.A1" office:value-type="string">
            <text:p text:style-name="P27" loext:marker-style-name="T13"><text:span text:style-name="T14">Contesta:</text:span><text:span text:style-name="T13"> Prueba los 5 posibles valores de justify-content y describe la diferencia entre </text:span><text:span text:style-name="T10">space-between</text:span><text:span text:style-name="T13">, </text:span><text:span text:style-name="T10">space-around</text:span><text:span text:style-name="T13"> y </text:span><text:span text:style-name="T10">space-evenly</text:span><text:span text:style-name="T13">.</text:span></text:p>
          </table:table-cell>
        </table:table-row>
      </table:table>
      <text:p text:style-name="P28" loext:marker-style-name="T22"><text:span text:style-name="T14">Respuesta: </text:span><text:span text:style-name="T23">Space between sirve para que haya una separacion entgre las 3 columnas iguales, sin contar con los bordes. El space-around sirve para que entre las columnas siguen teniendo una separacion pero ahora las dos columnas laterales tambien tiene una separacion de la mitad de la que hay entre las columnas. Y con el space-evenly la separacion es igual para todo.</text:span></text:p>
      <text:h text:style-name="P25" text:outline-level="4"><text:span text:style-name="T14">3. Alineación en el Eje Cruzado (Vertical por defecto)</text:span></text:h>
      <text:p text:style-name="P2"><text:span text:style-name="T13">Usa </text:span><text:span text:style-name="T21">align-items</text:span><text:span text:style-name="T13"> para alinear los elementos perpendicularmente al eje principal:</text:span></text:p>
      <text:p text:style-name="P23"><text:span text:style-name="T13">CSS</text:span></text:p>
      <text:p text:style-name="P23" loext:marker-style-name="T10"><text:span text:style-name="T10">.contenedor {</text:span><text:line-break/><text:span text:style-name="T10"> <text:s text:c="2"/>/* ... estilos anteriores ... */</text:span><text:line-break/><text:span text:style-name="T10"> <text:s text:c="2"/>/* Solo funciona porque el contenedor tiene un 'height' definido */</text:span><text:line-break/><text:span text:style-name="T10"> <text:s text:c="3"/>align-items: stretch; /* Por defecto: estira los ítems */</text:span><text:line-break/><text:span text:style-name="T10"> <text:s text:c="3"/>/* Prueba: flex-start, flex-end, center, baseline */</text:span><text:line-break/><text:span text:style-name="T10">}</text:span><text:line-break/></text:p>
      <table:table table:name="Tabla4" table:style-name="Tabla4">
        <table:table-column table:style-name="Tabla4.A"/>
        <table:table-row table:style-name="Tabla4.1">
          <table:table-cell table:style-name="Tabla4.A1" office:value-type="string">
            <text:p text:style-name="P27" loext:marker-style-name="T13"><text:span text:style-name="T14">Contesta:</text:span><text:span text:style-name="T13"> ¿Cómo se pueden centrar los elementos </text:span><text:span text:style-name="T14">perfectamente</text:span><text:span text:style-name="T13"> en el contenedor tanto horizontal como verticalmente?</text:span></text:p>
          </table:table-cell>
        </table:table-row>
      </table:table>
      <text:p text:style-name="P28" loext:marker-style-name="T24"><text:span text:style-name="T14">Respuesta:</text:span><text:span text:style-name="T10"> </text:span><text:span text:style-name="T25">Con el </text:span><text:span text:style-name="T26">align-item: center; y justify-content: center; </text:span><text:span text:style-name="T27">conseguimos que se queden centradas.</text:span></text:p>
      <text:h text:style-name="P3" text:outline-level="3"><text:span text:style-name="T28">Propiedades de los Elementos Hijos (</text:span><text:span text:style-name="T29">.item</text:span><text:span text:style-name="T28">)</text:span></text:h>
      <text:p text:style-name="P2"><text:span text:style-name="T13">Modificaremos el selector </text:span><text:span text:style-name="T21">.item</text:span><text:span text:style-name="T13"> en </text:span><text:span text:style-name="T21">styles.css</text:span><text:span text:style-name="T13">.</text:span></text:p>
      <text:h text:style-name="P25" text:outline-level="4"><text:span text:style-name="T14">1. Orden</text:span></text:h>
      <text:p text:style-name="P2"><text:span text:style-name="T13">Usa </text:span><text:span text:style-name="T21">order</text:span><text:span text:style-name="T13"> para cambiar la posición de un ítem, independientemente de su orden en el HTML. Los valores más bajos van primero (por defecto es 0).</text:span></text:p>
      <text:p text:style-name="P23"><text:span text:style-name="T13">CSS</text:span></text:p>
      <text:p text:style-name="P23" loext:marker-style-name="T10"><text:soft-page-break/><text:span text:style-name="T10">/* Añade un estilo específico para el ítem 2 */</text:span><text:line-break/><text:span text:style-name="T10">.contenedor :nth-child(2) {</text:span><text:line-break/><text:span text:style-name="T10"> <text:s text:c="3"/>order: -1; /* Mueve el ítem 2 al principio */</text:span><text:line-break/><text:span text:style-name="T10"> <text:s text:c="3"/>background-color: #2ecc71;</text:span><text:line-break/><text:span text:style-name="T10">}</text:span><text:line-break/><text:line-break/><text:span text:style-name="T10">.contenedor :nth-child(3) {</text:span><text:line-break/><text:span text:style-name="T10"> <text:s text:c="3"/>order: 1; /* Mueve el ítem 3 al final */</text:span><text:line-break/><text:span text:style-name="T10"> <text:s text:c="3"/>background-color: #9b59b6;</text:span><text:line-break/><text:span text:style-name="T10">}</text:span><text:line-break/></text:p>
      <table:table table:name="Tabla5" table:style-name="Tabla5">
        <table:table-column table:style-name="Tabla5.A"/>
        <table:table-row table:style-name="Tabla5.1">
          <table:table-cell table:style-name="Tabla5.A1" office:value-type="string">
            <text:p text:style-name="P29" loext:marker-style-name="T30"><text:span text:style-name="T30">Actividad: </text:span><text:span text:style-name="T31">Intenta ordenar los ítems de mayor a menor.</text:span></text:p>
          </table:table-cell>
        </table:table-row>
      </table:table>
      <text:h text:style-name="P25" text:outline-level="4"><text:span text:style-name="T14">2. Crecimiento (Growth) y Encogimiento (Shrink)</text:span></text:h>
      <text:p text:style-name="P2"><text:span text:style-name="T13">Estos controlan cómo los elementos consumen el espacio disponible o se adaptan si hay poco espacio.</text:span></text:p>
      <text:list text:style-name="WWNum13">
        <text:list-item>
          <text:p text:style-name="P30" loext:marker-style-name="T13"><text:span text:style-name="T21">flex-grow</text:span><text:span text:style-name="T13">: Factor de crecimiento. Por defecto es 0 (no crece).</text:span></text:p>
        </text:list-item>
        <text:list-item>
          <text:p text:style-name="P31" loext:marker-style-name="T13"><text:span text:style-name="T21">flex-shrink</text:span><text:span text:style-name="T13">: Factor de encogimiento. Por defecto es 1 (puede encogerse).</text:span></text:p>
        </text:list-item>
        <text:list-item>
          <text:p text:style-name="P32" loext:marker-style-name="T13"><text:span text:style-name="T21">flex-basis</text:span><text:span text:style-name="T13">: Tamaño inicial del ítem antes de que crezca o encoja (como </text:span><text:span text:style-name="T10">width</text:span><text:span text:style-name="T13"> o </text:span><text:span text:style-name="T10">height</text:span><text:span text:style-name="T13">).</text:span></text:p>
        </text:list-item>
      </text:list>
      <text:p text:style-name="P23" loext:marker-style-name="T10"><text:span text:style-name="T13">CSS</text:span><text:line-break/><text:line-break/><text:span text:style-name="T10">.contenedor :nth-child(1) {</text:span><text:line-break/><text:span text:style-name="T10"> <text:s text:c="3"/>/* ... */</text:span><text:line-break/><text:span text:style-name="T10"> <text:s text:c="3"/>flex-grow: 1; /* Crece una parte */</text:span><text:line-break/><text:span text:style-name="T10"> <text:s text:c="3"/>background-color: #3498db;</text:span><text:line-break/><text:span text:style-name="T10">}</text:span><text:line-break/><text:line-break/><text:span text:style-name="T10">.contenedor :nth-child(2) {</text:span><text:line-break/><text:span text:style-name="T10"> <text:s text:c="3"/>/* ... */</text:span><text:line-break/><text:span text:style-name="T10"> <text:s text:c="3"/>flex-grow: 2; /* Crece el doble que el 1 */</text:span><text:line-break/><text:span text:style-name="T10">}</text:span><text:line-break/><text:line-break/><text:span text:style-name="T10">/* El ítem 3 (sin flex-grow) mantiene su tamaño base */</text:span><text:line-break/></text:p>
      <text:p text:style-name="P33" loext:marker-style-name="T13"><text:soft-page-break/><text:span text:style-name="T14">Atajo:</text:span><text:span text:style-name="T13"> La propiedad </text:span><text:span text:style-name="T21">flex</text:span><text:span text:style-name="T13"> es un atajo de </text:span><text:span text:style-name="T10">flex-grow</text:span><text:span text:style-name="T13">, </text:span><text:span text:style-name="T10">flex-shrink</text:span><text:span text:style-name="T13"> y </text:span><text:span text:style-name="T10">flex-basis</text:span><text:span text:style-name="T13">.</text:span></text:p>
      <text:p text:style-name="P34" loext:marker-style-name="T32"><text:span text:style-name="T33">flex: &lt;flex-grow&gt; &lt;flex-shrink&gt; &lt;flex-basis&gt;; </text:span><text:span text:style-name="T34"/></text:p>
      <text:p text:style-name="P34" loext:marker-style-name="T32"><text:span text:style-name="T35">Ejemplo ----&gt; </text:span><text:span text:style-name="T33"><text:s text:c="2"/>flex: 1 0 200px;</text:span></text:p>
      <text:h text:style-name="P35" text:outline-level="4" loext:marker-style-name="T14"><text:span text:style-name="T14">3. Unidades de medidas relativas</text:span><text:span text:style-name="T14"/></text:h>
      <text:p text:style-name="P33" loext:marker-style-name="T13"><text:span text:style-name="T3">Antes de realizar el desfío final, vamos a recordar una unidad de medida relativa muy utilizada </text:span><text:span text:style-name="T13">para crear </text:span><text:span text:style-name="T36">layouts </text:span><text:span text:style-name="T13">que se adapten perfectamente a cualquier dispositivo, lo cual se integra muy bien con Flexbox.</text:span></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5"><text:span text:style-name="T37">Unidad</text:span></text:p>
          </table:table-cell>
          <table:table-cell table:style-name="Tabla6.B1" office:value-type="string">
            <text:p text:style-name="P15"><text:span text:style-name="T37">Significado</text:span></text:p>
          </table:table-cell>
          <table:table-cell table:style-name="Tabla6.B1" office:value-type="string">
            <text:p text:style-name="P15"><text:span text:style-name="T37">Relativo a...</text:span></text:p>
          </table:table-cell>
        </table:table-row>
        <table:table-row table:style-name="Tabla6.2">
          <table:table-cell table:style-name="Tabla6.A2" office:value-type="string">
            <text:p text:style-name="P36" loext:marker-style-name="T37"><text:span text:style-name="T37">vh</text:span><text:span text:style-name="T37"/></text:p>
          </table:table-cell>
          <table:table-cell table:style-name="Tabla6.B2" office:value-type="string">
            <text:p text:style-name="P37" loext:marker-style-name="T37"><text:span text:style-name="T37">Viewport Heihgt</text:span><text:span text:style-name="T37"/></text:p>
          </table:table-cell>
          <table:table-cell table:style-name="Tabla6.B2" office:value-type="string">
            <text:p text:style-name="P16"><text:span text:style-name="T37">El Ancho de la ventana de visualización (1vw = 1% del ancho).</text:span></text:p>
          </table:table-cell>
        </table:table-row>
        <table:table-row table:style-name="Tabla6.1">
          <table:table-cell table:style-name="Tabla6.A2" office:value-type="string">
            <text:p text:style-name="P15"><text:span text:style-name="T37">vw</text:span></text:p>
          </table:table-cell>
          <table:table-cell table:style-name="Tabla6.B2" office:value-type="string">
            <text:p text:style-name="P16"><text:span text:style-name="T37">Viewport Width</text:span></text:p>
          </table:table-cell>
          <table:table-cell table:style-name="Tabla6.B2" office:value-type="string">
            <text:p text:style-name="P16"><text:span text:style-name="T37">El Ancho de la ventana de visualización (1vw = 1% del ancho).</text:span></text:p>
          </table:table-cell>
        </table:table-row>
        <table:table-row table:style-name="Tabla6.1">
          <table:table-cell table:style-name="Tabla6.A2" office:value-type="string">
            <text:p text:style-name="P15"><text:span text:style-name="T37">vmin</text:span></text:p>
          </table:table-cell>
          <table:table-cell table:style-name="Tabla6.B2" office:value-type="string">
            <text:p text:style-name="P16"><text:span text:style-name="T37">Viewport Minimum</text:span></text:p>
          </table:table-cell>
          <table:table-cell table:style-name="Tabla6.B2" office:value-type="string">
            <text:p text:style-name="P16"><text:span text:style-name="T37">El menor valor entre vh y vw.</text:span></text:p>
          </table:table-cell>
        </table:table-row>
        <table:table-row table:style-name="Tabla6.1">
          <table:table-cell table:style-name="Tabla6.A2" office:value-type="string">
            <text:p text:style-name="P15"><text:span text:style-name="T37">vmax</text:span></text:p>
          </table:table-cell>
          <table:table-cell table:style-name="Tabla6.B2" office:value-type="string">
            <text:p text:style-name="P16"><text:span text:style-name="T37">Viewport Maximum</text:span></text:p>
          </table:table-cell>
          <table:table-cell table:style-name="Tabla6.B2" office:value-type="string">
            <text:p text:style-name="P16"><text:span text:style-name="T37">El mayor valor entre vh y vw.</text:span></text:p>
          </table:table-cell>
        </table:table-row>
      </table:table>
      <text:p text:style-name="Standard"/>
      <text:p text:style-name="Standard">Así, para <text:span text:style-name="T13">lograr que un elemento o sección ocupe </text:span><text:span text:style-name="T14">toda la altura visible de la pantalla</text:span><text:span text:style-name="T13"> la primera vez que se carga la página (un diseño conocido como "pantalla completa" o </text:span><text:span text:style-name="T36">full-screen section</text:span><text:span text:style-name="T13">), haríamos algo como:</text:span></text:p>
      <text:p text:style-name="Standard" loext:marker-style-name="T10"><text:span text:style-name="T38">.seccion-principal { </text:span><text:span text:style-name="T39"/></text:p>
      <text:p text:style-name="P38" loext:marker-style-name="T10"><text:span text:style-name="T38">height: 100vh; /* La altura de esta sección siempre será igual a la altura total de la pantalla */ </text:span><text:span text:style-name="T39"/></text:p>
      <text:p text:style-name="P38" loext:marker-style-name="T10"><text:span text:style-name="T38">width: 100vw; /* Junto con 100vw (Viewport Width), cubre toda la pantalla */ </text:span><text:span text:style-name="T39"/></text:p>
      <text:p text:style-name="P39" loext:marker-style-name="T10"><text:span text:style-name="T38">}</text:span><text:span text:style-name="T39"/></text:p>
      <text:h text:style-name="P40" text:outline-level="3" loext:marker-style-name="T28"><text:soft-page-break/></text:h>
      <text:h text:style-name="P40" text:outline-level="3" loext:marker-style-name="T28">Desafío Final</text:h>
      <text:h text:style-name="P25" text:outline-level="4"><text:span text:style-name="T14">Desafío: Creación de un Layout de Página Simple</text:span></text:h>
      <text:p text:style-name="P2"><text:span text:style-name="T13">Crea un nuevo contenedor (o borra el contenido del actual) para simular un </text:span><text:span text:style-name="T36">layout</text:span><text:span text:style-name="T13"> típico de web: </text:span><text:span text:style-name="T14">Cabecera, Contenido Principal, Barra Lateral y Pie de Página</text:span><text:span text:style-name="T13">.</text:span></text:p>
      <text:list text:style-name="WWNum15">
        <text:list-item>
          <text:p text:style-name="P41" loext:marker-style-name="T14"><text:span text:style-name="T14">Estructura HTML:</text:span><text:span text:style-name="T14"/></text:p>
        </text:list-item>
      </text:list>
      <text:p text:style-name="P23" loext:marker-style-name="T32"><text:span text:style-name="T32">&lt;div class="layout"&gt;</text:span><text:line-break/><text:span text:style-name="T32"> <text:s text:c="3"/>&lt;header class="bloque"&gt;Cabecera&lt;/header&gt;</text:span><text:line-break/><text:span text:style-name="T32"> <text:s text:c="3"/>&lt;main class="bloque"&gt;Contenido Principal&lt;/main&gt;</text:span><text:line-break/><text:span text:style-name="T32"> <text:s text:c="3"/>&lt;aside class="bloque"&gt;Barra Anuncios&lt;/aside&gt;</text:span><text:line-break/><text:span text:style-name="T32"> <text:s text:c="3"/>&lt;footer class="bloque"&gt;Pie de Página&lt;/footer&gt;</text:span><text:line-break/><text:span text:style-name="T32">&lt;/div&gt;</text:span><text:line-break/></text:p>
      <text:list xml:id="list174639107504567" text:continue-numbering="true" text:style-name="WWNum15">
        <text:list-item>
          <text:p text:style-name="P41" loext:marker-style-name="T13"><text:span text:style-name="T14">Estilos CSS:</text:span><text:span text:style-name="T13"> </text:span></text:p>
        </text:list-item>
      </text:list>
      <text:p text:style-name="P34" loext:marker-style-name="T13"><text:span text:style-name="T40">Contenedor:</text:span><text:span text:style-name="T40"/></text:p>
      <text:list text:style-name="WWNum17">
        <text:list-item>
          <text:p text:style-name="P42" loext:marker-style-name="T13"><text:span text:style-name="T13">Coloca los elementos uno debajo del otro.</text:span><text:span text:style-name="T13"/></text:p>
        </text:list-item>
        <text:list-item>
          <text:p text:style-name="P43" loext:marker-style-name="T40"><text:span text:style-name="T13">Haz que los elementos ocupen toda la </text:span><text:span text:style-name="T14">altura </text:span><text:span text:style-name="T13">de la vista. (Necesario para que los espacios hijos puedan crecer)</text:span></text:p>
        </text:list-item>
      </text:list>
      <text:p text:style-name="P34" loext:marker-style-name="T40"><text:span text:style-name="T40">Hijos:</text:span><text:span text:style-name="T40"/></text:p>
      <text:list xml:id="list174638834932992" text:continue-numbering="true" text:style-name="WWNum17">
        <text:list-item>
          <text:p text:style-name="P42" loext:marker-style-name="T13"><text:span text:style-name="T13">Dale espaciado 20px, borde sólido y </text:span><text:span text:style-name="T40">alineación</text:span><text:span text:style-name="T13"> centrada a los hijos.</text:span></text:p>
        </text:list-item>
        <text:list-item>
          <text:p text:style-name="P43" loext:marker-style-name="T13"><text:span text:style-name="T13">Haz que el contenido </text:span><text:span text:style-name="T14">principal </text:span><text:span text:style-name="T13">ocupe todo el espacio sobrante. Resáltalo con un color de fondo amarillo claro.</text:span></text:p>
        </text:list-item>
      </text:list>
      <text:p text:style-name="P44" loext:marker-style-name="T13"/>
      <text:list xml:id="list174637200470119" text:continue-list="list174639107504567" text:style-name="WWNum15">
        <text:list-item>
          <text:p text:style-name="P41" loext:marker-style-name="T13"><text:span text:style-name="T14">Añade HTML</text:span><text:span text:style-name="T13"> </text:span></text:p>
        </text:list-item>
      </text:list>
      <text:list xml:id="list174637312146209" text:continue-list="list174638834932992" text:style-name="WWNum17">
        <text:list-item>
          <text:p text:style-name="P45" loext:marker-style-name="T13"><text:span text:style-name="T13">Sustituye el contenido del main por el siguiente contenido:</text:span><text:span text:style-name="T13"/></text:p>
        </text:list-item>
      </text:list>
      <text:p text:style-name="P46"><text:span text:style-name="T41">&lt;section&gt;</text:span><text:span text:style-name="T42">Sección principal</text:span><text:span text:style-name="T41">&lt;/section&gt;</text:span></text:p>
      <text:p text:style-name="P46" loext:marker-style-name="T42"><text:span text:style-name="T41">&lt;section&gt;</text:span><text:span text:style-name="T42">Sección secundaria</text:span><text:span text:style-name="T41">&lt;/section&gt;</text:span></text:p>
      <text:p text:style-name="P47" loext:marker-style-name="T13"/>
      <text:list text:continue-list="list174637200470119" text:style-name="WWNum15">
        <text:list-item>
          <text:p text:style-name="P41" loext:marker-style-name="T13"><text:span text:style-name="T14">Estilos CSS (El Reto):</text:span><text:span text:style-name="T13"> </text:span></text:p>
        </text:list-item>
      </text:list>
      <text:list text:continue-list="list174637312146209" text:style-name="WWNum17">
        <text:list-item>
          <text:p text:style-name="P42" loext:marker-style-name="T13"><text:span text:style-name="T13">Coloca los elementos uno al lado del otro, con fondo verde esmeralda oscuro y margen de 5px.</text:span><text:span text:style-name="T13"/></text:p>
        </text:list-item>
        <text:list-item>
          <text:p text:style-name="P43" loext:marker-style-name="T13"><text:soft-page-break/><text:span text:style-name="T13">La sección secundaria debe estar primero y ocupar 200px de base. La sección primaria ocupará el resto.</text:span><text:span text:style-name="T13"/></text:p>
        </text:list-item>
      </text:list>
      <text:p text:style-name="P44" loext:marker-style-name="T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Display" svg:font-family="'Aptos Display'" style:font-family-generic="swiss" style:font-pitch="variable"/>
    <style:font-face style:name="Aptos Mono" svg:font-family="'Aptos Mono'" style:font-family-generic="roman" style:font-pitch="variable"/>
    <style:font-face style:name="Aptos Mono1" svg:font-family="'Aptos Mono'"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nsolas" svg:font-family="Consolas" style:font-family-generic="swiss" style:font-pitch="variable"/>
    <style:font-face style:name="Consolas1" svg:font-family="Consola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Mono" fo:font-size="12pt" fo:language="es" fo:country="ES" style:letter-kerning="false" style:font-name-asian="Aptos Mono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Mono" fo:font-size="12pt" fo:language="es" fo:country="ES" style:letter-kerning="false" style:font-name-asian="Aptos Mono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6%" fo:text-align="start" style:justify-single-word="false" fo:orphans="2" fo:widows="2" style:writing-mode="lr-tb"/>
      <style:text-properties style:font-name="Calibri" fo:font-family="Calibri" style:font-family-generic="swiss" style:font-pitch="variable" fo:font-weight="normal" style:font-name-asian="Calibri1" style:font-family-asian="Calibri" style:font-family-generic-asian="system" style:font-pitch-asian="variable" style:font-weight-asian="normal" style:font-name-complex="Calibri1" style:font-family-complex="Calibri" style:font-family-generic-complex="system" style:font-pitch-complex="variable" style:font-weight-complex="normal"/>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swiss"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tint" loext:value="0"/>
          <loext:transformation loext:type="shade" loext:value="2509"/>
        </loext:char-complex-color>
      </style:text-properties>
    </style:style>
    <style:style style:name="Heading_20_3" style:display-name="Heading 3" style:family="paragraph" style:parent-style-name="Standard" style:next-style-name="Standard"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tint" loext:value="0"/>
          <loext:transformation loext:type="shade" loext:value="2509"/>
        </loext:char-complex-color>
      </style:text-properties>
    </style:style>
    <style:style style:name="List_20_Paragraph" style:display-name="List Paragraph" style:family="paragraph" style:parent-style-name="Standard">
      <style:paragraph-properties fo:margin-left="1.27cm" fo:margin-top="0.423cm" fo:margin-bottom="0.423cm" style:contextual-spacing="true"/>
    </style:style>
    <style:style style:name="Heading_20_4" style:display-name="Heading 4" style:family="paragraph" style:parent-style-name="Standard" style:next-style-name="Standard"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tint" loext:value="0"/>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423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423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Aptos Mono" fo:font-family="'Aptos Mono'"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Aptos Mono" fo:font-family="'Aptos Mono'"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Aptos Mono" fo:font-family="'Aptos Mono'"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font-name="Aptos Mono" fo:font-family="'Aptos Mono'"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Mono" fo:font-family="'Aptos Mono'"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Aptos Mono" fo:font-family="'Aptos Mono'"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Mono" fo:font-family="'Aptos Mono'"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Aptos Mono" fo:font-family="'Aptos Mono'"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Aptos Mono" fo:font-family="'Aptos Mono'"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Mono" fo:font-family="'Aptos Mono'" style:font-family-generic="roman" style:font-pitch="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Aptos Mono" fo:font-family="'Aptos Mono'" style:font-family-generic="roman" style:font-pitch="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Aptos Mono" fo:font-family="'Aptos Mono'" style:font-family-generic="roman" style:font-pitch="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Aptos Mono" fo:font-family="'Aptos Mono'" style:font-family-generic="roman" style:font-pitch="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Aptos Mono" fo:font-family="'Aptos Mono'" style:font-family-generic="roman" style:font-pitch="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Aptos Mono" fo:font-family="'Aptos Mono'" style:font-family-generic="roman" style:font-pitch="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Aptos Mono" fo:font-family="'Aptos Mono'"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Aptos Mono" fo:font-family="'Aptos Mono'" style:font-family-generic="roman" style:font-pitch="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Aptos Mono" fo:font-family="'Aptos Mono'" style:font-family-generic="roman" style:font-pitch="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 Mono" fo:font-family="'Aptos Mono'" style:font-family-generic="roman" style:font-pitch="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Aptos Mono" fo:font-family="'Aptos Mono'" style:font-family-generic="roman" style:font-pitch="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Aptos Mono" fo:font-family="'Aptos Mono'" style:font-family-generic="roman" style:font-pitch="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Aptos Mono" fo:font-family="'Aptos Mono'"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Aptos Mono" fo:font-family="'Aptos Mono'" style:font-family-generic="roman" style:font-pitch="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Aptos Mono" fo:font-family="'Aptos Mono'" style:font-family-generic="roman" style:font-pitch="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Aptos Mono" fo:font-family="'Aptos Mono'"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Aptos Mono" fo:font-family="'Aptos Mono'" style:font-family-generic="roman" style:font-pitch="variable"/>
    </style:style>
    <style:style style:name="ListLabel_20_86" style:display-name="ListLabel 86" style:family="text"/>
    <style:style style:name="ListLabel_20_87" style:display-name="ListLabel 87" style:family="text"/>
    <style:style style:name="ListLabel_20_88" style:display-name="ListLabel 88" style:family="text">
      <style:text-properties style:font-name="Aptos Mono" fo:font-family="'Aptos Mono'" style:font-family-generic="roman" style:font-pitch="variable"/>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Mono" fo:font-family="'Aptos Mono'"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Aptos Mono" fo:font-family="'Aptos Mono'"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Aptos Mono" fo:font-family="'Aptos Mono'" style:font-family-generic="roman" style:font-pitch="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ptos Mono" fo:font-family="'Aptos Mono'" style:font-family-generic="roman" style:font-pitch="variable"/>
    </style:style>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Aptos Mono" fo:font-family="'Aptos Mono'" style:font-family-generic="roman" style:font-pitch="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Aptos Mono" fo:font-family="'Aptos Mono'" style:font-family-generic="roman" style:font-pitch="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Mono" fo:font-family="'Aptos Mono'" style:font-family-generic="roman" style:font-pitch="variable"/>
    </style:style>
    <style:style style:name="ListLabel_20_110" style:display-name="ListLabel 110" style:family="text"/>
    <style:style style:name="ListLabel_20_111" style:display-name="ListLabel 111" style:family="text"/>
    <style:style style:name="ListLabel_20_112" style:display-name="ListLabel 112" style:family="text">
      <style:text-properties style:font-name="Aptos Mono" fo:font-family="'Aptos Mono'" style:font-family-generic="roman" style:font-pitch="variable"/>
    </style:style>
    <style:style style:name="ListLabel_20_113" style:display-name="ListLabel 113" style:family="text"/>
    <style:style style:name="ListLabel_20_114" style:display-name="ListLabel 114" style:family="text"/>
    <style:style style:name="ListLabel_20_115" style:display-name="ListLabel 115" style:family="text">
      <style:text-properties style:font-name="Aptos Mono" fo:font-family="'Aptos Mono'" style:font-family-generic="roman" style:font-pitch="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Aptos Mono" fo:font-family="'Aptos Mono'" style:font-family-generic="roman" style:font-pitch="variable"/>
    </style:style>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Aptos Mono" fo:font-family="'Aptos Mono'" style:font-family-generic="roman" style:font-pitch="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Aptos Mono" fo:font-family="'Aptos Mono'" style:font-family-generic="roman" style:font-pitch="variable"/>
    </style:style>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ptos Mono" fo:font-family="'Aptos Mono'" style:font-family-generic="roman" style:font-pitch="variable"/>
    </style:style>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Aptos Mono" fo:font-family="'Aptos Mono'" style:font-family-generic="roman" style:font-pitch="variable"/>
    </style:style>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Aptos Mono" fo:font-family="'Aptos Mono'" style:font-family-generic="roman" style:font-pitch="variable"/>
    </style:style>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Mono" fo:font-family="'Aptos Mono'" style:font-family-generic="roman" style:font-pitch="variable"/>
    </style:style>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Aptos Mono" fo:font-family="'Aptos Mono'" style:font-family-generic="roman" style:font-pitch="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Aptos Mono" fo:font-family="'Aptos Mono'" style:font-family-generic="roman" style:font-pitch="variable"/>
    </style:style>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Aptos Mono" fo:font-family="'Aptos Mono'" style:font-family-generic="roman" style:font-pitch="variable"/>
    </style:style>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Aptos Mono" fo:font-family="'Aptos Mono'"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text-properties style:font-name="Aptos Mono" fo:font-family="'Aptos Mono'" style:font-family-generic="roman" style:font-pitch="variable"/>
    </style:style>
    <style:style style:name="ListLabel_20_152" style:display-name="ListLabel 152" style:family="text"/>
    <style:style style:name="ListLabel_20_153" style:display-name="ListLabel 15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7" style:family="table">
      <style:table-properties style:width="15.901cm" fo:margin-left="0cm" fo:margin-top="0cm" fo:margin-bottom="0cm" table:align="left" style:writing-mode="lr-tb"/>
    </style:style>
    <style:style style:name="Tabla7.A" style:family="table-column">
      <style:table-column-properties style:column-width="5.3cm"/>
    </style:style>
    <style:style style:name="Tabla7.1" style:family="table-row">
      <style:table-row-properties style:min-row-height="0.529cm" fo:keep-together="auto"/>
    </style:style>
    <style:style style:name="Tabla7.A1" style:family="table-cell">
      <style:table-cell-properties fo:padding-left="0.191cm" fo:padding-right="0.191cm" fo:padding-top="0cm" fo:padding-bottom="0cm" fo:border="none" style:writing-mode="lr-tb"/>
    </style:style>
    <style:style style:name="Tabla8" style:family="table">
      <style:table-properties style:width="15.901cm" fo:margin-left="0cm" fo:margin-top="0cm" fo:margin-bottom="0cm" table:align="left" style:writing-mode="lr-tb"/>
    </style:style>
    <style:style style:name="Tabla8.A" style:family="table-column">
      <style:table-column-properties style:column-width="5.3cm"/>
    </style:style>
    <style:style style:name="Tabla8.1" style:family="table-row">
      <style:table-row-properties style:min-row-height="0.529cm" fo:keep-together="auto"/>
    </style:style>
    <style:style style:name="Tabla8.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text-align="start" style:justify-single-word="false" fo:orphans="2" fo:widows="2" style:writing-mode="lr-tb"/>
      <style:text-properties fo:font-size="12pt" fo:language="es" fo:country="ES" style:letter-kerning="false" style:font-size-asian="12pt" style:language-asian="en" style:country-asian="US" style:font-size-complex="12pt" style:language-complex="ar" style:country-complex="SA"/>
    </style:style>
    <style:style style:name="MP2" style:family="paragraph" style:parent-style-name="Header">
      <style:paragraph-properties fo:text-align="center" style:justify-single-word="false" fo:orphans="2" fo:widows="2" style:writing-mode="lr-tb"/>
      <style:text-properties fo:font-size="12pt" fo:language="es" fo:country="ES" style:letter-kerning="false" style:font-size-asian="12pt" style:language-asian="en" style:country-asian="US" style:font-size-complex="12pt" style:language-complex="ar" style:country-complex="SA"/>
    </style:style>
    <style:style style:name="MP3" style:family="paragraph" style:parent-style-name="Header">
      <style:paragraph-properties fo:margin-right="-0.203cm" fo:text-align="end" style:justify-single-word="false" fo:orphans="2" fo:widows="2" style:writing-mode="lr-tb"/>
      <style:text-properties fo:font-size="12pt" fo:language="es" fo:country="ES" style:letter-kerning="false" style:font-size-asian="12pt" style:language-asian="en" style:country-asian="US" style:font-size-complex="12pt" style:language-complex="ar" style:country-complex="SA"/>
    </style:style>
    <style:style style:name="MP4" style:family="paragraph" style:parent-style-name="Header">
      <style:paragraph-properties style:writing-mode="lr-tb"/>
    </style:style>
    <style:style style:name="MP5" style:family="paragraph" style:parent-style-name="Footer">
      <style:paragraph-properties style:writing-mode="lr-t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7" table:style-name="Tabla7">
          <table:table-column table:style-name="Tabla7.A" table:number-columns-repeated="3"/>
          <table:table-row table:style-name="Tabla7.1">
            <table:table-cell table:style-name="Tabla7.A1" office:value-type="string">
              <text:p text:style-name="MP1">Flexbox</text:p>
            </table:table-cell>
            <table:table-cell table:style-name="Tabla7.A1" office:value-type="string">
              <text:p text:style-name="MP2"/>
            </table:table-cell>
            <table:table-cell table:style-name="Tabla7.A1" office:value-type="string">
              <text:p text:style-name="MP3">Aplicaciones Web</text:p>
            </table:table-cell>
          </table:table-row>
        </table:table>
        <text:p text:style-name="MP4"/>
      </style:header>
      <style:footer>
        <table:table table:name="Tabla8" table:style-name="Tabla8">
          <table:table-column table:style-name="Tabla8.A" table:number-columns-repeated="3"/>
          <table:table-row table:style-name="Tabla8.1">
            <table:table-cell table:style-name="Tabla8.A1" office:value-type="string">
              <text:p text:style-name="MP1"/>
            </table:table-cell>
            <table:table-cell table:style-name="Tabla8.A1" office:value-type="string">
              <text:p text:style-name="MP2"/>
            </table:table-cell>
            <table:table-cell table:style-name="Tabla8.A1" office:value-type="string">
              <text:p text:style-name="MP3"/>
            </table:table-cell>
          </table:table-row>
        </table:table>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2:34:53.203210100</meta:creation-date>
    <dc:date>2025-11-26T17:46:36.938438500</dc:date>
    <meta:initial-creator>PENALBA MATEU, JORGE</meta:initial-creator>
    <meta:generator>LibreOffice/25.2.7.2$Windows_X86_64 LibreOffice_project/5cbfd1ab6520636bb5f7b99185aa69bd7456825d</meta:generator>
    <meta:editing-duration>PT25M59S</meta:editing-duration>
    <meta:editing-cycles>1</meta:editing-cycles>
    <meta:document-statistic meta:table-count="8" meta:image-count="0" meta:object-count="0" meta:page-count="10" meta:paragraph-count="140" meta:word-count="1440" meta:character-count="9512" meta:non-whitespace-character-count="8032"/>
    <meta:user-defined meta:name="AppVersion">16.0000</meta:user-defined>
    <meta:template xlink:type="simple" xlink:actuate="onRequest" xlink:title="Normal.dotm" xlink:href=""/>
  </office:meta>
</office:document-meta>
</file>